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Footnote">
      <style:text-properties officeooo:rsid="00197894" officeooo:paragraph-rsid="00197894"/>
    </style:style>
    <style:style style:name="P5" style:family="paragraph" style:parent-style-name="Endnote">
      <style:text-properties style:font-name="Liberation Serif" officeooo:rsid="0033a335" officeooo:paragraph-rsid="00347aa5"/>
    </style:style>
    <style:style style:name="P6" style:family="paragraph" style:parent-style-name="Footnote">
      <style:text-properties officeooo:rsid="003a96dc" officeooo:paragraph-rsid="003a96dc"/>
    </style:style>
    <style:style style:name="P7" style:family="paragraph" style:parent-style-name="Footnote">
      <style:text-properties officeooo:rsid="0043aaf9" officeooo:paragraph-rsid="0043aaf9"/>
    </style:style>
    <style:style style:name="P8" style:family="paragraph" style:parent-style-name="Footnote">
      <style:text-properties officeooo:rsid="00663442" officeooo:paragraph-rsid="00663442"/>
    </style:style>
    <style:style style:name="P9" style:family="paragraph" style:parent-style-name="Footnote">
      <style:text-properties officeooo:rsid="006f371a" officeooo:paragraph-rsid="006f371a"/>
    </style:style>
    <style:style style:name="P10" style:family="paragraph" style:parent-style-name="Footnote">
      <style:text-properties officeooo:rsid="008d2a69" officeooo:paragraph-rsid="008d2a69"/>
    </style:style>
    <style:style style:name="P11" style:family="paragraph" style:parent-style-name="Footnote">
      <style:text-properties officeooo:rsid="00b4e7e3" officeooo:paragraph-rsid="00b4e7e3"/>
    </style:style>
    <style:style style:name="P12" style:family="paragraph" style:parent-style-name="Footnote">
      <style:text-properties officeooo:rsid="00c25336" officeooo:paragraph-rsid="00c25336"/>
    </style:style>
    <style:style style:name="P13" style:family="paragraph" style:parent-style-name="Footnote">
      <style:text-properties officeooo:rsid="01b98f47" officeooo:paragraph-rsid="01b98f47"/>
    </style:style>
    <style:style style:name="P14" style:family="paragraph" style:parent-style-name="Title" style:master-page-name="First_20_Page">
      <style:paragraph-properties style:page-number="auto"/>
      <style:text-properties style:font-name="Georgia" officeooo:rsid="000d7868" officeooo:paragraph-rsid="000d7868"/>
    </style:style>
    <style:style style:name="P15" style:family="paragraph" style:parent-style-name="Heading_20_1">
      <style:paragraph-properties fo:break-before="page"/>
      <style:text-properties style:font-name="Georgia" officeooo:rsid="001d6d94" officeooo:paragraph-rsid="001d6d94"/>
    </style:style>
    <style:style style:name="P16" style:family="paragraph" style:parent-style-name="Heading_20_1">
      <style:text-properties style:font-name="Georgia"/>
    </style:style>
    <style:style style:name="P17" style:family="paragraph" style:parent-style-name="Heading_20_1">
      <style:text-properties style:font-name="Georgia" fo:font-weight="bold" style:font-weight-asian="bold" style:font-weight-complex="bold"/>
    </style:style>
    <style:style style:name="P18" style:family="paragraph" style:parent-style-name="Quotations">
      <style:text-properties style:font-name="Georgia" fo:font-style="italic" fo:font-weight="bold" style:font-style-asian="italic" style:font-weight-asian="bold" style:font-style-complex="italic" style:font-weight-complex="bold"/>
    </style:style>
    <style:style style:name="P19"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20" style:family="paragraph" style:parent-style-name="Contents_20_1">
      <style:paragraph-properties>
        <style:tab-stops>
          <style:tab-stop style:position="6.9244in" style:type="right" style:leader-style="dotted" style:leader-text="."/>
        </style:tab-stops>
      </style:paragraph-properties>
    </style:style>
    <style:style style:name="P21" style:family="paragraph" style:parent-style-name="Contents_20_2">
      <style:paragraph-properties>
        <style:tab-stops>
          <style:tab-stop style:position="6.728in" style:type="right" style:leader-style="dotted" style:leader-text="."/>
        </style:tab-stops>
      </style:paragraph-properties>
    </style:style>
    <style:style style:name="P22" style:family="paragraph" style:parent-style-name="Contents_20_3">
      <style:paragraph-properties>
        <style:tab-stops>
          <style:tab-stop style:position="6.5307in" style:type="right" style:leader-style="dotted" style:leader-text="."/>
        </style:tab-stops>
      </style:paragraph-properties>
    </style:style>
    <style:style style:name="P23" style:family="paragraph" style:parent-style-name="Heading_20_2">
      <style:text-properties style:font-name="Georgia"/>
    </style:style>
    <style:style style:name="P24" style:family="paragraph" style:parent-style-name="Heading_20_2">
      <style:text-properties style:font-name="Georgia" fo:font-weight="bold" style:font-weight-asian="bold" style:font-weight-complex="bold"/>
    </style:style>
    <style:style style:name="P25" style:family="paragraph" style:parent-style-name="Heading_20_3">
      <style:text-properties style:font-name="Georgia"/>
    </style:style>
    <style:style style:name="P26" style:family="paragraph" style:parent-style-name="Heading_20_3">
      <style:text-properties style:font-name="Georgia" fo:font-weight="bold" style:font-weight-asian="bold" style:font-weight-complex="bold"/>
    </style:style>
    <style:style style:name="P27" style:family="paragraph" style:parent-style-name="Text_20_body">
      <style:text-properties style:font-name="Georgia" officeooo:rsid="001d6d94" officeooo:paragraph-rsid="001d6d94"/>
    </style:style>
    <style:style style:name="P28" style:family="paragraph" style:parent-style-name="Text_20_body">
      <style:text-properties style:font-name="Georgia" fo:font-style="normal" officeooo:rsid="0020c7bf" officeooo:paragraph-rsid="001d6d94" style:font-style-asian="normal" style:font-style-complex="normal"/>
    </style:style>
    <style:style style:name="P2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30" style:family="paragraph" style:parent-style-name="Text_20_body">
      <style:text-properties style:font-name="Georgia" fo:font-style="normal" officeooo:rsid="00b45f62" officeooo:paragraph-rsid="00b45f62" style:font-style-asian="normal" style:font-style-complex="normal"/>
    </style:style>
    <style:style style:name="P31" style:family="paragraph" style:parent-style-name="Text_20_body" style:list-style-name="L1">
      <style:text-properties style:font-name="Georgia" fo:font-style="normal" officeooo:rsid="00da68b6" officeooo:paragraph-rsid="00da68b6" style:font-style-asian="normal" style:font-style-complex="normal"/>
    </style:style>
    <style:style style:name="P32" style:family="paragraph" style:parent-style-name="Text_20_body">
      <style:text-properties style:font-name="Georgia" fo:font-style="normal" officeooo:rsid="0145a278" officeooo:paragraph-rsid="01394a40" style:font-style-asian="normal" style:font-style-complex="normal"/>
    </style:style>
    <style:style style:name="P33" style:family="paragraph" style:parent-style-name="Text_20_body">
      <style:text-properties style:font-name="Georgia" fo:font-style="normal" officeooo:rsid="016a3239" officeooo:paragraph-rsid="016a3239" style:font-style-asian="normal" style:font-style-complex="normal"/>
    </style:style>
    <style:style style:name="P34" style:family="paragraph" style:parent-style-name="Text_20_body">
      <style:paragraph-properties fo:text-align="end" style:justify-single-word="false"/>
      <style:text-properties style:font-name="Georgia" officeooo:rsid="0020c7bf" officeooo:paragraph-rsid="0020c7bf"/>
    </style:style>
    <style:style style:name="P35" style:family="paragraph" style:parent-style-name="Text_20_body">
      <style:paragraph-properties fo:text-align="start" style:justify-single-word="false"/>
      <style:text-properties style:font-name="Georgia" officeooo:rsid="000ed097" officeooo:paragraph-rsid="000ed097"/>
    </style:style>
    <style:style style:name="P36" style:family="paragraph" style:parent-style-name="Text_20_body">
      <style:paragraph-properties fo:text-align="start" style:justify-single-word="false"/>
      <style:text-properties style:font-name="Georgia" officeooo:rsid="00119b83" officeooo:paragraph-rsid="00119b83"/>
    </style:style>
    <style:style style:name="P37" style:family="paragraph" style:parent-style-name="Text_20_body">
      <style:paragraph-properties fo:text-align="start" style:justify-single-word="false"/>
      <style:text-properties style:font-name="Georgia" officeooo:rsid="016efd18" officeooo:paragraph-rsid="016efd18"/>
    </style:style>
    <style:style style:name="P38" style:family="paragraph" style:parent-style-name="Text_20_body">
      <style:paragraph-properties fo:text-align="start" style:justify-single-word="false"/>
      <style:text-properties style:font-name="Georgia" officeooo:rsid="002164ca" officeooo:paragraph-rsid="002164ca"/>
    </style:style>
    <style:style style:name="P39" style:family="paragraph" style:parent-style-name="Text_20_body">
      <style:paragraph-properties fo:text-align="start" style:justify-single-word="false"/>
      <style:text-properties style:font-name="Georgia" officeooo:rsid="0036dafb" officeooo:paragraph-rsid="0036dafb"/>
    </style:style>
    <style:style style:name="P40"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41"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42"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43"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44" style:family="paragraph" style:parent-style-name="Text_20_body">
      <style:text-properties style:font-name="Georgia"/>
    </style:style>
    <style:style style:name="P45" style:family="paragraph" style:parent-style-name="Text_20_body">
      <style:text-properties style:font-name="Georgia" officeooo:rsid="0096d79b" officeooo:paragraph-rsid="0096d79b"/>
    </style:style>
    <style:style style:name="P46" style:family="paragraph" style:parent-style-name="Text_20_body">
      <style:text-properties style:font-name="Georgia" officeooo:rsid="009b3741" officeooo:paragraph-rsid="009b3741"/>
    </style:style>
    <style:style style:name="P47" style:family="paragraph" style:parent-style-name="Text_20_body">
      <style:text-properties style:font-name="Georgia" officeooo:rsid="009f6b57" officeooo:paragraph-rsid="009f6b57"/>
    </style:style>
    <style:style style:name="P48" style:family="paragraph" style:parent-style-name="Text_20_body">
      <style:text-properties style:font-name="Georgia" officeooo:rsid="00b45f62" officeooo:paragraph-rsid="00b45f62"/>
    </style:style>
    <style:style style:name="P49" style:family="paragraph" style:parent-style-name="Text_20_body">
      <style:text-properties style:font-name="Georgia" officeooo:rsid="00ba22f0" officeooo:paragraph-rsid="00ba22f0"/>
    </style:style>
    <style:style style:name="P50" style:family="paragraph" style:parent-style-name="Text_20_body">
      <style:text-properties style:font-name="Georgia" officeooo:rsid="00c70cb4" officeooo:paragraph-rsid="00c70cb4"/>
    </style:style>
    <style:style style:name="P51" style:family="paragraph" style:parent-style-name="Text_20_body">
      <style:text-properties style:font-name="Georgia" officeooo:rsid="00d0bb18" officeooo:paragraph-rsid="00d0bb18"/>
    </style:style>
    <style:style style:name="P52" style:family="paragraph" style:parent-style-name="Text_20_body">
      <style:text-properties style:font-name="Georgia" officeooo:rsid="00d7cd21" officeooo:paragraph-rsid="00d7cd21"/>
    </style:style>
    <style:style style:name="P53" style:family="paragraph" style:parent-style-name="Text_20_body">
      <style:text-properties style:font-name="Georgia" officeooo:rsid="00e06f85" officeooo:paragraph-rsid="00e06f85"/>
    </style:style>
    <style:style style:name="P54" style:family="paragraph" style:parent-style-name="Text_20_body">
      <style:text-properties style:font-name="Georgia" officeooo:rsid="00eb715a" officeooo:paragraph-rsid="00eb715a"/>
    </style:style>
    <style:style style:name="P55" style:family="paragraph" style:parent-style-name="Text_20_body">
      <style:text-properties style:font-name="Georgia" officeooo:rsid="00f529df" officeooo:paragraph-rsid="00f529df"/>
    </style:style>
    <style:style style:name="P56" style:family="paragraph" style:parent-style-name="Text_20_body">
      <style:text-properties style:font-name="Georgia" officeooo:rsid="010a793f" officeooo:paragraph-rsid="010a793f"/>
    </style:style>
    <style:style style:name="P57" style:family="paragraph" style:parent-style-name="Text_20_body">
      <style:text-properties style:font-name="Georgia" officeooo:rsid="0111b609" officeooo:paragraph-rsid="0111b609"/>
    </style:style>
    <style:style style:name="P58" style:family="paragraph" style:parent-style-name="Text_20_body">
      <style:text-properties style:font-name="Georgia" officeooo:rsid="011c44ae" officeooo:paragraph-rsid="011c44ae"/>
    </style:style>
    <style:style style:name="P59" style:family="paragraph" style:parent-style-name="Text_20_body">
      <style:text-properties style:font-name="Georgia" officeooo:rsid="0127592e" officeooo:paragraph-rsid="0127592e"/>
    </style:style>
    <style:style style:name="P60" style:family="paragraph" style:parent-style-name="Text_20_body">
      <style:text-properties style:font-name="Georgia" officeooo:rsid="01394a40" officeooo:paragraph-rsid="01394a40"/>
    </style:style>
    <style:style style:name="P61" style:family="paragraph" style:parent-style-name="Text_20_body">
      <style:text-properties style:font-name="Georgia" officeooo:rsid="015718e9" officeooo:paragraph-rsid="015718e9"/>
    </style:style>
    <style:style style:name="P62" style:family="paragraph" style:parent-style-name="Text_20_body">
      <style:text-properties style:font-name="Georgia" officeooo:paragraph-rsid="01615196"/>
    </style:style>
    <style:style style:name="P63" style:family="paragraph" style:parent-style-name="Text_20_body">
      <style:text-properties style:font-name="Georgia" officeooo:rsid="016a3239" officeooo:paragraph-rsid="016a3239"/>
    </style:style>
    <style:style style:name="P64" style:family="paragraph" style:parent-style-name="Text_20_body">
      <style:text-properties style:font-name="Georgia" officeooo:rsid="017a6afb" officeooo:paragraph-rsid="017a6afb"/>
    </style:style>
    <style:style style:name="P65" style:family="paragraph" style:parent-style-name="Text_20_body">
      <style:text-properties style:font-name="Georgia" officeooo:rsid="0193768e" officeooo:paragraph-rsid="0193768e"/>
    </style:style>
    <style:style style:name="P66" style:family="paragraph" style:parent-style-name="Text_20_body">
      <style:text-properties style:font-name="Georgia" officeooo:rsid="019eb63b" officeooo:paragraph-rsid="019eb63b"/>
    </style:style>
    <style:style style:name="P67" style:family="paragraph" style:parent-style-name="Text_20_body">
      <style:text-properties style:font-name="Georgia" officeooo:rsid="01a7d284" officeooo:paragraph-rsid="01a7d284"/>
    </style:style>
    <style:style style:name="P68" style:family="paragraph" style:parent-style-name="Text_20_body">
      <style:text-properties style:font-name="Georgia" officeooo:rsid="01c1b8a0" officeooo:paragraph-rsid="01c1b8a0"/>
    </style:style>
    <style:style style:name="P69" style:family="paragraph" style:parent-style-name="Text_20_body">
      <style:text-properties style:font-name="Georgia" officeooo:rsid="01c8f348" officeooo:paragraph-rsid="01c8f348"/>
    </style:style>
    <style:style style:name="P70" style:family="paragraph" style:parent-style-name="Text_20_body">
      <style:text-properties style:font-name="Georgia" officeooo:rsid="01d15cbd" officeooo:paragraph-rsid="01d15cbd"/>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officeooo:rsid="001e9ecd" style:font-style-asian="normal" style:font-style-complex="normal"/>
    </style:style>
    <style:style style:name="T53" style:family="text">
      <style:text-properties fo:font-style="normal" officeooo:rsid="0020c7bf" style:font-style-asian="normal" style:font-style-complex="normal"/>
    </style:style>
    <style:style style:name="T54" style:family="text">
      <style:text-properties fo:font-style="normal" officeooo:rsid="00279183" style:font-style-asian="normal" style:font-style-complex="normal"/>
    </style:style>
    <style:style style:name="T55" style:family="text">
      <style:text-properties fo:font-style="normal" officeooo:rsid="00286d74" style:font-style-asian="normal" style:font-style-complex="normal"/>
    </style:style>
    <style:style style:name="T56" style:family="text">
      <style:text-properties fo:font-style="normal" officeooo:rsid="0029dc2c" style:font-style-asian="normal" style:font-style-complex="normal"/>
    </style:style>
    <style:style style:name="T57" style:family="text">
      <style:text-properties fo:font-style="normal" officeooo:rsid="002a7b2c" style:font-style-asian="normal" style:font-style-complex="normal"/>
    </style:style>
    <style:style style:name="T58" style:family="text">
      <style:text-properties fo:font-style="normal" officeooo:rsid="002a97d2" style:font-style-asian="normal" style:font-style-complex="normal"/>
    </style:style>
    <style:style style:name="T59" style:family="text">
      <style:text-properties fo:font-style="normal" officeooo:rsid="002bea26" style:font-style-asian="normal" style:font-style-complex="normal"/>
    </style:style>
    <style:style style:name="T60" style:family="text">
      <style:text-properties fo:font-style="normal" officeooo:rsid="002dc91e" style:font-style-asian="normal" style:font-style-complex="normal"/>
    </style:style>
    <style:style style:name="T61" style:family="text">
      <style:text-properties fo:font-style="normal" officeooo:rsid="002e3d9f" style:font-style-asian="normal" style:font-style-complex="normal"/>
    </style:style>
    <style:style style:name="T62" style:family="text">
      <style:text-properties fo:font-style="normal" officeooo:rsid="002f5217" style:font-style-asian="normal" style:font-style-complex="normal"/>
    </style:style>
    <style:style style:name="T63" style:family="text">
      <style:text-properties fo:font-style="normal" officeooo:rsid="00309848" style:font-style-asian="normal" style:font-style-complex="normal"/>
    </style:style>
    <style:style style:name="T64" style:family="text">
      <style:text-properties fo:font-style="normal" officeooo:rsid="0031acf6" style:font-style-asian="normal" style:font-style-complex="normal"/>
    </style:style>
    <style:style style:name="T65" style:family="text">
      <style:text-properties fo:font-style="normal" officeooo:rsid="0032a648" style:font-style-asian="normal" style:font-style-complex="normal"/>
    </style:style>
    <style:style style:name="T66" style:family="text">
      <style:text-properties fo:font-style="normal" officeooo:rsid="00396023" style:font-style-asian="normal" style:font-style-complex="normal"/>
    </style:style>
    <style:style style:name="T67" style:family="text">
      <style:text-properties fo:font-style="normal" officeooo:rsid="003a96dc" style:font-style-asian="normal" style:font-style-complex="normal"/>
    </style:style>
    <style:style style:name="T68" style:family="text">
      <style:text-properties fo:font-style="normal" officeooo:rsid="003c1ab0" style:font-style-asian="normal" style:font-style-complex="normal"/>
    </style:style>
    <style:style style:name="T69" style:family="text">
      <style:text-properties fo:font-style="normal" officeooo:rsid="003de7a1" style:font-style-asian="normal" style:font-style-complex="normal"/>
    </style:style>
    <style:style style:name="T70" style:family="text">
      <style:text-properties fo:font-style="normal" officeooo:rsid="003f14ba" style:font-style-asian="normal" style:font-style-complex="normal"/>
    </style:style>
    <style:style style:name="T71" style:family="text">
      <style:text-properties fo:font-style="normal" officeooo:rsid="004047da" style:font-style-asian="normal" style:font-style-complex="normal"/>
    </style:style>
    <style:style style:name="T72" style:family="text">
      <style:text-properties fo:font-style="normal" officeooo:rsid="0040d439" style:font-style-asian="normal" style:font-style-complex="normal"/>
    </style:style>
    <style:style style:name="T73" style:family="text">
      <style:text-properties fo:font-style="normal" officeooo:rsid="00425c5c" style:font-style-asian="normal" style:font-style-complex="normal"/>
    </style:style>
    <style:style style:name="T74" style:family="text">
      <style:text-properties fo:font-style="normal" officeooo:rsid="00470441" style:font-style-asian="normal" style:font-style-complex="normal"/>
    </style:style>
    <style:style style:name="T75" style:family="text">
      <style:text-properties fo:font-style="normal" officeooo:rsid="0048703f" style:font-style-asian="normal" style:font-style-complex="normal"/>
    </style:style>
    <style:style style:name="T76" style:family="text">
      <style:text-properties fo:font-style="normal" officeooo:rsid="0049f891" style:font-style-asian="normal" style:font-style-complex="normal"/>
    </style:style>
    <style:style style:name="T77" style:family="text">
      <style:text-properties fo:font-style="normal" officeooo:rsid="004b39f3" style:font-style-asian="normal" style:font-style-complex="normal"/>
    </style:style>
    <style:style style:name="T78" style:family="text">
      <style:text-properties fo:font-style="normal" officeooo:rsid="004db0a6" style:font-style-asian="normal" style:font-style-complex="normal"/>
    </style:style>
    <style:style style:name="T79" style:family="text">
      <style:text-properties fo:font-style="normal" officeooo:rsid="004df633" style:font-style-asian="normal" style:font-style-complex="normal"/>
    </style:style>
    <style:style style:name="T80" style:family="text">
      <style:text-properties fo:font-style="normal" officeooo:rsid="00513520" style:font-style-asian="normal" style:font-style-complex="normal"/>
    </style:style>
    <style:style style:name="T81" style:family="text">
      <style:text-properties fo:font-style="normal" officeooo:rsid="005330fd" style:font-style-asian="normal" style:font-style-complex="normal"/>
    </style:style>
    <style:style style:name="T82" style:family="text">
      <style:text-properties fo:font-style="normal" officeooo:rsid="00582c92" style:font-style-asian="normal" style:font-style-complex="normal"/>
    </style:style>
    <style:style style:name="T83" style:family="text">
      <style:text-properties fo:font-style="normal" officeooo:rsid="0059755e" style:font-style-asian="normal" style:font-style-complex="normal"/>
    </style:style>
    <style:style style:name="T84" style:family="text">
      <style:text-properties fo:font-style="normal" officeooo:rsid="0059b230" style:font-style-asian="normal" style:font-style-complex="normal"/>
    </style:style>
    <style:style style:name="T85" style:family="text">
      <style:text-properties fo:font-style="normal" officeooo:rsid="005b4496" style:font-style-asian="normal" style:font-style-complex="normal"/>
    </style:style>
    <style:style style:name="T86" style:family="text">
      <style:text-properties fo:font-style="normal" officeooo:rsid="005cd30b" style:font-style-asian="normal" style:font-style-complex="normal"/>
    </style:style>
    <style:style style:name="T87" style:family="text">
      <style:text-properties fo:font-style="normal" officeooo:rsid="005d637d" style:font-style-asian="normal" style:font-style-complex="normal"/>
    </style:style>
    <style:style style:name="T88" style:family="text">
      <style:text-properties fo:font-style="normal" officeooo:rsid="005e2533" style:font-style-asian="normal" style:font-style-complex="normal"/>
    </style:style>
    <style:style style:name="T89" style:family="text">
      <style:text-properties fo:font-style="normal" officeooo:rsid="005e7bea" style:font-style-asian="normal" style:font-style-complex="normal"/>
    </style:style>
    <style:style style:name="T90" style:family="text">
      <style:text-properties fo:font-style="normal" officeooo:rsid="005fa260" style:font-style-asian="normal" style:font-style-complex="normal"/>
    </style:style>
    <style:style style:name="T91" style:family="text">
      <style:text-properties fo:font-style="normal" officeooo:rsid="0060c8ca" style:font-style-asian="normal" style:font-style-complex="normal"/>
    </style:style>
    <style:style style:name="T92" style:family="text">
      <style:text-properties fo:font-style="normal" officeooo:rsid="0061bef3" style:font-style-asian="normal" style:font-style-complex="normal"/>
    </style:style>
    <style:style style:name="T93" style:family="text">
      <style:text-properties fo:font-style="normal" officeooo:rsid="00635485" style:font-style-asian="normal" style:font-style-complex="normal"/>
    </style:style>
    <style:style style:name="T94" style:family="text">
      <style:text-properties fo:font-style="normal" officeooo:rsid="0063da19" style:font-style-asian="normal" style:font-style-complex="normal"/>
    </style:style>
    <style:style style:name="T95" style:family="text">
      <style:text-properties fo:font-style="normal" officeooo:rsid="0065bfce" style:font-style-asian="normal" style:font-style-complex="normal"/>
    </style:style>
    <style:style style:name="T96" style:family="text">
      <style:text-properties fo:font-style="normal" officeooo:rsid="00669ea1" style:font-style-asian="normal" style:font-style-complex="normal"/>
    </style:style>
    <style:style style:name="T97" style:family="text">
      <style:text-properties fo:font-style="normal" officeooo:rsid="00679f70" style:font-style-asian="normal" style:font-style-complex="normal"/>
    </style:style>
    <style:style style:name="T98" style:family="text">
      <style:text-properties fo:font-style="normal" officeooo:rsid="00698b5c" style:font-style-asian="normal" style:font-style-complex="normal"/>
    </style:style>
    <style:style style:name="T99" style:family="text">
      <style:text-properties fo:font-style="normal" officeooo:rsid="006b00a6" style:font-style-asian="normal" style:font-style-complex="normal"/>
    </style:style>
    <style:style style:name="T100" style:family="text">
      <style:text-properties fo:font-style="normal" officeooo:rsid="006b8c4c" style:font-style-asian="normal" style:font-style-complex="normal"/>
    </style:style>
    <style:style style:name="T101" style:family="text">
      <style:text-properties fo:font-style="normal" officeooo:rsid="006d367f" style:font-style-asian="normal" style:font-style-complex="normal"/>
    </style:style>
    <style:style style:name="T102" style:family="text">
      <style:text-properties fo:font-style="normal" officeooo:rsid="006d73d2" style:font-style-asian="normal" style:font-style-complex="normal"/>
    </style:style>
    <style:style style:name="T103" style:family="text">
      <style:text-properties fo:font-style="normal" officeooo:rsid="006e28c7" style:font-style-asian="normal" style:font-style-complex="normal"/>
    </style:style>
    <style:style style:name="T104" style:family="text">
      <style:text-properties fo:font-style="normal" officeooo:rsid="006ec066" style:font-style-asian="normal" style:font-style-complex="normal"/>
    </style:style>
    <style:style style:name="T105" style:family="text">
      <style:text-properties fo:font-style="normal" officeooo:rsid="00710e2f" style:font-style-asian="normal" style:font-style-complex="normal"/>
    </style:style>
    <style:style style:name="T106" style:family="text">
      <style:text-properties fo:font-style="normal" officeooo:rsid="0072fb1f" style:font-style-asian="normal" style:font-style-complex="normal"/>
    </style:style>
    <style:style style:name="T107" style:family="text">
      <style:text-properties fo:font-style="normal" officeooo:rsid="00743d1c" style:font-style-asian="normal" style:font-style-complex="normal"/>
    </style:style>
    <style:style style:name="T108" style:family="text">
      <style:text-properties fo:font-style="normal" officeooo:rsid="007476ac" style:font-style-asian="normal" style:font-style-complex="normal"/>
    </style:style>
    <style:style style:name="T109" style:family="text">
      <style:text-properties fo:font-style="normal" officeooo:rsid="007590c4" style:font-style-asian="normal" style:font-style-complex="normal"/>
    </style:style>
    <style:style style:name="T110" style:family="text">
      <style:text-properties fo:font-style="normal" officeooo:rsid="00778b0a" style:font-style-asian="normal" style:font-style-complex="normal"/>
    </style:style>
    <style:style style:name="T111" style:family="text">
      <style:text-properties fo:font-style="normal" officeooo:rsid="007acfbc" style:font-style-asian="normal" style:font-style-complex="normal"/>
    </style:style>
    <style:style style:name="T112" style:family="text">
      <style:text-properties fo:font-style="normal" officeooo:rsid="007c13ee" style:font-style-asian="normal" style:font-style-complex="normal"/>
    </style:style>
    <style:style style:name="T113" style:family="text">
      <style:text-properties fo:font-style="normal" officeooo:rsid="007e3a92" style:font-style-asian="normal" style:font-style-complex="normal"/>
    </style:style>
    <style:style style:name="T114" style:family="text">
      <style:text-properties fo:font-style="normal" officeooo:rsid="008cf540" style:font-style-asian="normal" style:font-style-complex="normal"/>
    </style:style>
    <style:style style:name="T115" style:family="text">
      <style:text-properties fo:font-style="normal" officeooo:rsid="008d2a69" style:font-style-asian="normal" style:font-style-complex="normal"/>
    </style:style>
    <style:style style:name="T116" style:family="text">
      <style:text-properties fo:font-style="normal" officeooo:rsid="008dbc25" style:font-style-asian="normal" style:font-style-complex="normal"/>
    </style:style>
    <style:style style:name="T117" style:family="text">
      <style:text-properties fo:font-style="normal" officeooo:rsid="008f2f17" style:font-style-asian="normal" style:font-style-complex="normal"/>
    </style:style>
    <style:style style:name="T118" style:family="text">
      <style:text-properties fo:font-style="normal" officeooo:rsid="008f5233" style:font-style-asian="normal" style:font-style-complex="normal"/>
    </style:style>
    <style:style style:name="T119" style:family="text">
      <style:text-properties fo:font-style="normal" officeooo:rsid="00907995" style:font-style-asian="normal" style:font-style-complex="normal"/>
    </style:style>
    <style:style style:name="T120" style:family="text">
      <style:text-properties fo:font-style="normal" officeooo:rsid="00926928" style:font-style-asian="normal" style:font-style-complex="normal"/>
    </style:style>
    <style:style style:name="T121" style:family="text">
      <style:text-properties fo:font-style="normal" officeooo:rsid="00942bc7" style:font-style-asian="normal" style:font-style-complex="normal"/>
    </style:style>
    <style:style style:name="T122" style:family="text">
      <style:text-properties fo:font-style="normal" officeooo:rsid="00949b54" style:font-style-asian="normal" style:font-style-complex="normal"/>
    </style:style>
    <style:style style:name="T123" style:family="text">
      <style:text-properties fo:font-style="normal" officeooo:rsid="0095eb47" style:font-style-asian="normal" style:font-style-complex="normal"/>
    </style:style>
    <style:style style:name="T124" style:family="text">
      <style:text-properties fo:font-style="normal" officeooo:rsid="0099726f" style:font-style-asian="normal" style:font-style-complex="normal"/>
    </style:style>
    <style:style style:name="T125" style:family="text">
      <style:text-properties fo:font-style="normal" officeooo:rsid="0099c9d9" style:font-style-asian="normal" style:font-style-complex="normal"/>
    </style:style>
    <style:style style:name="T126" style:family="text">
      <style:text-properties fo:font-style="normal" officeooo:rsid="009c7b1c" style:font-style-asian="normal" style:font-style-complex="normal"/>
    </style:style>
    <style:style style:name="T127" style:family="text">
      <style:text-properties fo:font-style="normal" officeooo:rsid="009cd321" style:font-style-asian="normal" style:font-style-complex="normal"/>
    </style:style>
    <style:style style:name="T128" style:family="text">
      <style:text-properties fo:font-style="normal" officeooo:rsid="009da764" style:font-style-asian="normal" style:font-style-complex="normal"/>
    </style:style>
    <style:style style:name="T129" style:family="text">
      <style:text-properties fo:font-style="normal" officeooo:rsid="009db816" style:font-style-asian="normal" style:font-style-complex="normal"/>
    </style:style>
    <style:style style:name="T130" style:family="text">
      <style:text-properties fo:font-style="normal" officeooo:rsid="009ed8f5" style:font-style-asian="normal" style:font-style-complex="normal"/>
    </style:style>
    <style:style style:name="T131" style:family="text">
      <style:text-properties fo:font-style="normal" officeooo:rsid="00a155d9" style:font-style-asian="normal" style:font-style-complex="normal"/>
    </style:style>
    <style:style style:name="T132" style:family="text">
      <style:text-properties fo:font-style="normal" officeooo:rsid="00a17cb6" style:font-style-asian="normal" style:font-style-complex="normal"/>
    </style:style>
    <style:style style:name="T133" style:family="text">
      <style:text-properties fo:font-style="normal" officeooo:rsid="00a2bec9" style:font-style-asian="normal" style:font-style-complex="normal"/>
    </style:style>
    <style:style style:name="T134" style:family="text">
      <style:text-properties fo:font-style="normal" officeooo:rsid="00a4bc8a" style:font-style-asian="normal" style:font-style-complex="normal"/>
    </style:style>
    <style:style style:name="T135" style:family="text">
      <style:text-properties fo:font-style="normal" officeooo:rsid="00a64a28" style:font-style-asian="normal" style:font-style-complex="normal"/>
    </style:style>
    <style:style style:name="T136" style:family="text">
      <style:text-properties fo:font-style="normal" officeooo:rsid="00a88881" style:font-style-asian="normal" style:font-style-complex="normal"/>
    </style:style>
    <style:style style:name="T137" style:family="text">
      <style:text-properties fo:font-style="normal" officeooo:rsid="00a9dbdf" style:font-style-asian="normal" style:font-style-complex="normal"/>
    </style:style>
    <style:style style:name="T138" style:family="text">
      <style:text-properties fo:font-style="normal" officeooo:rsid="00aa9a23" style:font-style-asian="normal" style:font-style-complex="normal"/>
    </style:style>
    <style:style style:name="T139" style:family="text">
      <style:text-properties fo:font-style="normal" officeooo:rsid="00ab9ef9" style:font-style-asian="normal" style:font-style-complex="normal"/>
    </style:style>
    <style:style style:name="T140" style:family="text">
      <style:text-properties fo:font-style="normal" officeooo:rsid="00acfafb" style:font-style-asian="normal" style:font-style-complex="normal"/>
    </style:style>
    <style:style style:name="T141" style:family="text">
      <style:text-properties fo:font-style="normal" officeooo:rsid="00aedc9d" style:font-style-asian="normal" style:font-style-complex="normal"/>
    </style:style>
    <style:style style:name="T142" style:family="text">
      <style:text-properties fo:font-style="normal" officeooo:rsid="00af6aa9" style:font-style-asian="normal" style:font-style-complex="normal"/>
    </style:style>
    <style:style style:name="T143" style:family="text">
      <style:text-properties fo:font-style="normal" officeooo:rsid="00b060d9" style:font-style-asian="normal" style:font-style-complex="normal"/>
    </style:style>
    <style:style style:name="T144" style:family="text">
      <style:text-properties fo:font-style="normal" officeooo:rsid="00b25f0d" style:font-style-asian="normal" style:font-style-complex="normal"/>
    </style:style>
    <style:style style:name="T145" style:family="text">
      <style:text-properties fo:font-style="normal" officeooo:rsid="00b27aeb" style:font-style-asian="normal" style:font-style-complex="normal"/>
    </style:style>
    <style:style style:name="T146" style:family="text">
      <style:text-properties fo:font-style="normal" officeooo:rsid="00b4fb0a" style:font-style-asian="normal" style:font-style-complex="normal"/>
    </style:style>
    <style:style style:name="T147" style:family="text">
      <style:text-properties fo:font-style="normal" officeooo:rsid="00b7222d" style:font-style-asian="normal" style:font-style-complex="normal"/>
    </style:style>
    <style:style style:name="T148" style:family="text">
      <style:text-properties fo:font-style="normal" officeooo:rsid="00b72f15" style:font-style-asian="normal" style:font-style-complex="normal"/>
    </style:style>
    <style:style style:name="T149" style:family="text">
      <style:text-properties fo:font-style="normal" officeooo:rsid="00b76d93" style:font-style-asian="normal" style:font-style-complex="normal"/>
    </style:style>
    <style:style style:name="T150" style:family="text">
      <style:text-properties fo:font-style="normal" officeooo:rsid="00b76ea7" style:font-style-asian="normal" style:font-style-complex="normal"/>
    </style:style>
    <style:style style:name="T151" style:family="text">
      <style:text-properties fo:font-style="normal" officeooo:rsid="00bc0455" style:font-style-asian="normal" style:font-style-complex="normal"/>
    </style:style>
    <style:style style:name="T152" style:family="text">
      <style:text-properties fo:font-style="normal" officeooo:rsid="00bd3e1b" style:font-style-asian="normal" style:font-style-complex="normal"/>
    </style:style>
    <style:style style:name="T153" style:family="text">
      <style:text-properties fo:font-style="normal" officeooo:rsid="00bd9dd7" style:font-style-asian="normal" style:font-style-complex="normal"/>
    </style:style>
    <style:style style:name="T154" style:family="text">
      <style:text-properties fo:font-style="normal" officeooo:rsid="00bdab25" style:font-style-asian="normal" style:font-style-complex="normal"/>
    </style:style>
    <style:style style:name="T155" style:family="text">
      <style:text-properties fo:font-style="normal" officeooo:rsid="00be75cf" style:font-style-asian="normal" style:font-style-complex="normal"/>
    </style:style>
    <style:style style:name="T156" style:family="text">
      <style:text-properties fo:font-style="normal" officeooo:rsid="00c03656" style:font-style-asian="normal" style:font-style-complex="normal"/>
    </style:style>
    <style:style style:name="T157" style:family="text">
      <style:text-properties fo:font-style="normal" officeooo:rsid="00c11ebf" style:font-style-asian="normal" style:font-style-complex="normal"/>
    </style:style>
    <style:style style:name="T158" style:family="text">
      <style:text-properties fo:font-style="normal" officeooo:rsid="00c25336" style:font-style-asian="normal" style:font-style-complex="normal"/>
    </style:style>
    <style:style style:name="T159" style:family="text">
      <style:text-properties fo:font-style="normal" officeooo:rsid="00c5102b" style:font-style-asian="normal" style:font-style-complex="normal"/>
    </style:style>
    <style:style style:name="T160" style:family="text">
      <style:text-properties fo:font-style="normal" officeooo:rsid="00d333ca" style:font-style-asian="normal" style:font-style-complex="normal"/>
    </style:style>
    <style:style style:name="T161" style:family="text">
      <style:text-properties fo:font-style="normal" officeooo:rsid="00d53289" style:font-style-asian="normal" style:font-style-complex="normal"/>
    </style:style>
    <style:style style:name="T162" style:family="text">
      <style:text-properties fo:font-style="normal" officeooo:rsid="00d6711d" style:font-style-asian="normal" style:font-style-complex="normal"/>
    </style:style>
    <style:style style:name="T163" style:family="text">
      <style:text-properties fo:font-style="normal" officeooo:rsid="00d76879" style:font-style-asian="normal" style:font-style-complex="normal"/>
    </style:style>
    <style:style style:name="T164" style:family="text">
      <style:text-properties fo:font-style="normal" officeooo:rsid="00d7b0d4" style:font-style-asian="normal" style:font-style-complex="normal"/>
    </style:style>
    <style:style style:name="T165" style:family="text">
      <style:text-properties fo:font-style="normal" officeooo:rsid="00d87a6d" style:font-style-asian="normal" style:font-style-complex="normal"/>
    </style:style>
    <style:style style:name="T166" style:family="text">
      <style:text-properties fo:font-style="normal" officeooo:rsid="00d98804" style:font-style-asian="normal" style:font-style-complex="normal"/>
    </style:style>
    <style:style style:name="T167" style:family="text">
      <style:text-properties fo:font-style="normal" officeooo:rsid="00da5d99" style:font-style-asian="normal" style:font-style-complex="normal"/>
    </style:style>
    <style:style style:name="T168" style:family="text">
      <style:text-properties fo:font-style="normal" officeooo:rsid="00da68b6" style:font-style-asian="normal" style:font-style-complex="normal"/>
    </style:style>
    <style:style style:name="T169" style:family="text">
      <style:text-properties fo:font-style="normal" officeooo:rsid="00dc1650" style:font-style-asian="normal" style:font-style-complex="normal"/>
    </style:style>
    <style:style style:name="T170" style:family="text">
      <style:text-properties fo:font-style="normal" officeooo:rsid="00ddffce" style:font-style-asian="normal" style:font-style-complex="normal"/>
    </style:style>
    <style:style style:name="T171" style:family="text">
      <style:text-properties fo:font-style="normal" officeooo:rsid="00de3ce0" style:font-style-asian="normal" style:font-style-complex="normal"/>
    </style:style>
    <style:style style:name="T172" style:family="text">
      <style:text-properties fo:font-style="normal" officeooo:rsid="00de78d0" style:font-style-asian="normal" style:font-style-complex="normal"/>
    </style:style>
    <style:style style:name="T173" style:family="text">
      <style:text-properties fo:font-style="normal" officeooo:rsid="00e1951d" style:font-style-asian="normal" style:font-style-complex="normal"/>
    </style:style>
    <style:style style:name="T174" style:family="text">
      <style:text-properties fo:font-style="normal" officeooo:rsid="00e2868d" style:font-style-asian="normal" style:font-style-complex="normal"/>
    </style:style>
    <style:style style:name="T175" style:family="text">
      <style:text-properties fo:font-style="normal" officeooo:rsid="00e42df4" style:font-style-asian="normal" style:font-style-complex="normal"/>
    </style:style>
    <style:style style:name="T176" style:family="text">
      <style:text-properties fo:font-style="normal" officeooo:rsid="00e75921" style:font-style-asian="normal" style:font-style-complex="normal"/>
    </style:style>
    <style:style style:name="T177" style:family="text">
      <style:text-properties fo:font-style="normal" officeooo:rsid="00e93e0d" style:font-style-asian="normal" style:font-style-complex="normal"/>
    </style:style>
    <style:style style:name="T178" style:family="text">
      <style:text-properties fo:font-style="normal" officeooo:rsid="00e99b29" style:font-style-asian="normal" style:font-style-complex="normal"/>
    </style:style>
    <style:style style:name="T179" style:family="text">
      <style:text-properties fo:font-style="normal" officeooo:rsid="00ed17c1" style:font-style-asian="normal" style:font-style-complex="normal"/>
    </style:style>
    <style:style style:name="T180" style:family="text">
      <style:text-properties fo:font-style="normal" officeooo:rsid="00eeebca" style:font-style-asian="normal" style:font-style-complex="normal"/>
    </style:style>
    <style:style style:name="T181" style:family="text">
      <style:text-properties fo:font-style="normal" officeooo:rsid="00f053b4" style:font-style-asian="normal" style:font-style-complex="normal"/>
    </style:style>
    <style:style style:name="T182" style:family="text">
      <style:text-properties fo:font-style="normal" officeooo:rsid="00f1d84c" style:font-style-asian="normal" style:font-style-complex="normal"/>
    </style:style>
    <style:style style:name="T183" style:family="text">
      <style:text-properties fo:font-style="normal" officeooo:rsid="00f2deb7" style:font-style-asian="normal" style:font-style-complex="normal"/>
    </style:style>
    <style:style style:name="T184" style:family="text">
      <style:text-properties fo:font-style="normal" officeooo:rsid="00f44b74" style:font-style-asian="normal" style:font-style-complex="normal"/>
    </style:style>
    <style:style style:name="T185" style:family="text">
      <style:text-properties fo:font-style="normal" officeooo:rsid="00f5eb66" style:font-style-asian="normal" style:font-style-complex="normal"/>
    </style:style>
    <style:style style:name="T186" style:family="text">
      <style:text-properties fo:font-style="normal" officeooo:rsid="00f61b53" style:font-style-asian="normal" style:font-style-complex="normal"/>
    </style:style>
    <style:style style:name="T187" style:family="text">
      <style:text-properties fo:font-style="normal" officeooo:rsid="00f947de" style:font-style-asian="normal" style:font-style-complex="normal"/>
    </style:style>
    <style:style style:name="T188" style:family="text">
      <style:text-properties fo:font-style="normal" officeooo:rsid="00fa5758" style:font-style-asian="normal" style:font-style-complex="normal"/>
    </style:style>
    <style:style style:name="T189" style:family="text">
      <style:text-properties fo:font-style="normal" officeooo:rsid="00fb50e1" style:font-style-asian="normal" style:font-style-complex="normal"/>
    </style:style>
    <style:style style:name="T190" style:family="text">
      <style:text-properties fo:font-style="normal" officeooo:rsid="00fca5d9" style:font-style-asian="normal" style:font-style-complex="normal"/>
    </style:style>
    <style:style style:name="T191" style:family="text">
      <style:text-properties fo:font-style="normal" officeooo:rsid="00fe6227" style:font-style-asian="normal" style:font-style-complex="normal"/>
    </style:style>
    <style:style style:name="T192" style:family="text">
      <style:text-properties fo:font-style="normal" officeooo:rsid="01003b16" style:font-style-asian="normal" style:font-style-complex="normal"/>
    </style:style>
    <style:style style:name="T193" style:family="text">
      <style:text-properties fo:font-style="normal" officeooo:rsid="0100fffb" style:font-style-asian="normal" style:font-style-complex="normal"/>
    </style:style>
    <style:style style:name="T194" style:family="text">
      <style:text-properties fo:font-style="normal" officeooo:rsid="0102fca6" style:font-style-asian="normal" style:font-style-complex="normal"/>
    </style:style>
    <style:style style:name="T195" style:family="text">
      <style:text-properties fo:font-style="normal" officeooo:rsid="0104e914" style:font-style-asian="normal" style:font-style-complex="normal"/>
    </style:style>
    <style:style style:name="T196" style:family="text">
      <style:text-properties fo:font-style="normal" officeooo:rsid="01052b4e" style:font-style-asian="normal" style:font-style-complex="normal"/>
    </style:style>
    <style:style style:name="T197" style:family="text">
      <style:text-properties fo:font-style="normal" officeooo:rsid="010684b8" style:font-style-asian="normal" style:font-style-complex="normal"/>
    </style:style>
    <style:style style:name="T198" style:family="text">
      <style:text-properties fo:font-style="normal" officeooo:rsid="0107d3ae" style:font-style-asian="normal" style:font-style-complex="normal"/>
    </style:style>
    <style:style style:name="T199" style:family="text">
      <style:text-properties fo:font-style="normal" officeooo:rsid="0107e8ea" style:font-style-asian="normal" style:font-style-complex="normal"/>
    </style:style>
    <style:style style:name="T200" style:family="text">
      <style:text-properties fo:font-style="normal" officeooo:rsid="0108072f" style:font-style-asian="normal" style:font-style-complex="normal"/>
    </style:style>
    <style:style style:name="T201" style:family="text">
      <style:text-properties fo:font-style="normal" officeooo:rsid="01089358" style:font-style-asian="normal" style:font-style-complex="normal"/>
    </style:style>
    <style:style style:name="T202" style:family="text">
      <style:text-properties fo:font-style="normal" officeooo:rsid="01094d23" style:font-style-asian="normal" style:font-style-complex="normal"/>
    </style:style>
    <style:style style:name="T203" style:family="text">
      <style:text-properties fo:font-style="normal" officeooo:rsid="010d07e4" style:font-style-asian="normal" style:font-style-complex="normal"/>
    </style:style>
    <style:style style:name="T204" style:family="text">
      <style:text-properties fo:font-style="normal" officeooo:rsid="010dcaee" style:font-style-asian="normal" style:font-style-complex="normal"/>
    </style:style>
    <style:style style:name="T205" style:family="text">
      <style:text-properties fo:font-style="normal" officeooo:rsid="010e24a6" style:font-style-asian="normal" style:font-style-complex="normal"/>
    </style:style>
    <style:style style:name="T206" style:family="text">
      <style:text-properties fo:font-style="normal" officeooo:rsid="010e6581" style:font-style-asian="normal" style:font-style-complex="normal"/>
    </style:style>
    <style:style style:name="T207" style:family="text">
      <style:text-properties fo:font-style="normal" officeooo:rsid="01103572" style:font-style-asian="normal" style:font-style-complex="normal"/>
    </style:style>
    <style:style style:name="T208" style:family="text">
      <style:text-properties fo:font-style="normal" officeooo:rsid="011246f6" style:font-style-asian="normal" style:font-style-complex="normal"/>
    </style:style>
    <style:style style:name="T209" style:family="text">
      <style:text-properties fo:font-style="normal" officeooo:rsid="01143646" style:font-style-asian="normal" style:font-style-complex="normal"/>
    </style:style>
    <style:style style:name="T210" style:family="text">
      <style:text-properties fo:font-style="normal" officeooo:rsid="0115032e" style:font-style-asian="normal" style:font-style-complex="normal"/>
    </style:style>
    <style:style style:name="T211" style:family="text">
      <style:text-properties fo:font-style="normal" officeooo:rsid="01151eed" style:font-style-asian="normal" style:font-style-complex="normal"/>
    </style:style>
    <style:style style:name="T212" style:family="text">
      <style:text-properties fo:font-style="normal" officeooo:rsid="0115d266" style:font-style-asian="normal" style:font-style-complex="normal"/>
    </style:style>
    <style:style style:name="T213" style:family="text">
      <style:text-properties fo:font-style="normal" officeooo:rsid="0117bc56" style:font-style-asian="normal" style:font-style-complex="normal"/>
    </style:style>
    <style:style style:name="T214" style:family="text">
      <style:text-properties fo:font-style="normal" officeooo:rsid="0117c917" style:font-style-asian="normal" style:font-style-complex="normal"/>
    </style:style>
    <style:style style:name="T215" style:family="text">
      <style:text-properties fo:font-style="normal" officeooo:rsid="0119c524" style:font-style-asian="normal" style:font-style-complex="normal"/>
    </style:style>
    <style:style style:name="T216" style:family="text">
      <style:text-properties fo:font-style="normal" officeooo:rsid="011bc1ad" style:font-style-asian="normal" style:font-style-complex="normal"/>
    </style:style>
    <style:style style:name="T217" style:family="text">
      <style:text-properties fo:font-style="normal" officeooo:rsid="011e07ce" style:font-style-asian="normal" style:font-style-complex="normal"/>
    </style:style>
    <style:style style:name="T218" style:family="text">
      <style:text-properties fo:font-style="normal" officeooo:rsid="011ef3fc" style:font-style-asian="normal" style:font-style-complex="normal"/>
    </style:style>
    <style:style style:name="T219" style:family="text">
      <style:text-properties fo:font-style="normal" officeooo:rsid="01200d30" style:font-style-asian="normal" style:font-style-complex="normal"/>
    </style:style>
    <style:style style:name="T220" style:family="text">
      <style:text-properties fo:font-style="normal" officeooo:rsid="01208113" style:font-style-asian="normal" style:font-style-complex="normal"/>
    </style:style>
    <style:style style:name="T221" style:family="text">
      <style:text-properties fo:font-style="normal" officeooo:rsid="01226827" style:font-style-asian="normal" style:font-style-complex="normal"/>
    </style:style>
    <style:style style:name="T222" style:family="text">
      <style:text-properties fo:font-style="normal" officeooo:rsid="012385ee" style:font-style-asian="normal" style:font-style-complex="normal"/>
    </style:style>
    <style:style style:name="T223" style:family="text">
      <style:text-properties fo:font-style="normal" officeooo:rsid="0124ba0f" style:font-style-asian="normal" style:font-style-complex="normal"/>
    </style:style>
    <style:style style:name="T224" style:family="text">
      <style:text-properties fo:font-style="normal" officeooo:rsid="01252018" style:font-style-asian="normal" style:font-style-complex="normal"/>
    </style:style>
    <style:style style:name="T225" style:family="text">
      <style:text-properties fo:font-style="normal" officeooo:rsid="012652f9" style:font-style-asian="normal" style:font-style-complex="normal"/>
    </style:style>
    <style:style style:name="T226" style:family="text">
      <style:text-properties fo:font-style="normal" officeooo:rsid="01268f02" style:font-style-asian="normal" style:font-style-complex="normal"/>
    </style:style>
    <style:style style:name="T227" style:family="text">
      <style:text-properties fo:font-style="normal" officeooo:rsid="012918ec" style:font-style-asian="normal" style:font-style-complex="normal"/>
    </style:style>
    <style:style style:name="T228" style:family="text">
      <style:text-properties fo:font-style="normal" officeooo:rsid="01294f6c" style:font-style-asian="normal" style:font-style-complex="normal"/>
    </style:style>
    <style:style style:name="T229" style:family="text">
      <style:text-properties fo:font-style="normal" officeooo:rsid="012a0bf3" style:font-style-asian="normal" style:font-style-complex="normal"/>
    </style:style>
    <style:style style:name="T230" style:family="text">
      <style:text-properties fo:font-style="normal" officeooo:rsid="012af6bc" style:font-style-asian="normal" style:font-style-complex="normal"/>
    </style:style>
    <style:style style:name="T231" style:family="text">
      <style:text-properties fo:font-style="normal" officeooo:rsid="012bbada" style:font-style-asian="normal" style:font-style-complex="normal"/>
    </style:style>
    <style:style style:name="T232" style:family="text">
      <style:text-properties fo:font-style="normal" officeooo:rsid="012c1d30" style:font-style-asian="normal" style:font-style-complex="normal"/>
    </style:style>
    <style:style style:name="T233" style:family="text">
      <style:text-properties fo:font-style="normal" officeooo:rsid="012c74f8" style:font-style-asian="normal" style:font-style-complex="normal"/>
    </style:style>
    <style:style style:name="T234" style:family="text">
      <style:text-properties fo:font-style="normal" officeooo:rsid="012e16e0" style:font-style-asian="normal" style:font-style-complex="normal"/>
    </style:style>
    <style:style style:name="T235" style:family="text">
      <style:text-properties fo:font-style="normal" officeooo:rsid="012fc1e8" style:font-style-asian="normal" style:font-style-complex="normal"/>
    </style:style>
    <style:style style:name="T236" style:family="text">
      <style:text-properties fo:font-style="normal" officeooo:rsid="0130cfd0" style:font-style-asian="normal" style:font-style-complex="normal"/>
    </style:style>
    <style:style style:name="T237" style:family="text">
      <style:text-properties fo:font-style="normal" officeooo:rsid="0132b642" style:font-style-asian="normal" style:font-style-complex="normal"/>
    </style:style>
    <style:style style:name="T238" style:family="text">
      <style:text-properties fo:font-style="normal" officeooo:rsid="01339c8d" style:font-style-asian="normal" style:font-style-complex="normal"/>
    </style:style>
    <style:style style:name="T239" style:family="text">
      <style:text-properties fo:font-style="normal" officeooo:rsid="01346b6a" style:font-style-asian="normal" style:font-style-complex="normal"/>
    </style:style>
    <style:style style:name="T240" style:family="text">
      <style:text-properties fo:font-style="normal" officeooo:rsid="0135f6b6" style:font-style-asian="normal" style:font-style-complex="normal"/>
    </style:style>
    <style:style style:name="T241" style:family="text">
      <style:text-properties fo:font-style="normal" officeooo:rsid="01370661" style:font-style-asian="normal" style:font-style-complex="normal"/>
    </style:style>
    <style:style style:name="T242" style:family="text">
      <style:text-properties fo:font-style="normal" officeooo:rsid="01371938" style:font-style-asian="normal" style:font-style-complex="normal"/>
    </style:style>
    <style:style style:name="T243" style:family="text">
      <style:text-properties fo:font-style="normal" officeooo:rsid="013d2ae8" style:font-style-asian="normal" style:font-style-complex="normal"/>
    </style:style>
    <style:style style:name="T244" style:family="text">
      <style:text-properties fo:font-style="normal" officeooo:rsid="013f22f3" style:font-style-asian="normal" style:font-style-complex="normal"/>
    </style:style>
    <style:style style:name="T245" style:family="text">
      <style:text-properties fo:font-style="normal" officeooo:rsid="013ff0e0" style:font-style-asian="normal" style:font-style-complex="normal"/>
    </style:style>
    <style:style style:name="T246" style:family="text">
      <style:text-properties fo:font-style="normal" officeooo:rsid="01407603" style:font-style-asian="normal" style:font-style-complex="normal"/>
    </style:style>
    <style:style style:name="T247" style:family="text">
      <style:text-properties fo:font-style="normal" officeooo:rsid="0140a3f0" style:font-style-asian="normal" style:font-style-complex="normal"/>
    </style:style>
    <style:style style:name="T248" style:family="text">
      <style:text-properties fo:font-style="normal" officeooo:rsid="01438ed7" style:font-style-asian="normal" style:font-style-complex="normal"/>
    </style:style>
    <style:style style:name="T249" style:family="text">
      <style:text-properties fo:font-style="normal" officeooo:rsid="0145754c" style:font-style-asian="normal" style:font-style-complex="normal"/>
    </style:style>
    <style:style style:name="T250" style:family="text">
      <style:text-properties fo:font-style="normal" officeooo:rsid="0145a278" style:font-style-asian="normal" style:font-style-complex="normal"/>
    </style:style>
    <style:style style:name="T251" style:family="text">
      <style:text-properties fo:font-style="normal" officeooo:rsid="01476864" style:font-style-asian="normal" style:font-style-complex="normal"/>
    </style:style>
    <style:style style:name="T252" style:family="text">
      <style:text-properties fo:font-style="normal" officeooo:rsid="01496361" style:font-style-asian="normal" style:font-style-complex="normal"/>
    </style:style>
    <style:style style:name="T253" style:family="text">
      <style:text-properties fo:font-style="normal" officeooo:rsid="014ce0ca" style:font-style-asian="normal" style:font-style-complex="normal"/>
    </style:style>
    <style:style style:name="T254" style:family="text">
      <style:text-properties fo:font-style="normal" officeooo:rsid="014da33b" style:font-style-asian="normal" style:font-style-complex="normal"/>
    </style:style>
    <style:style style:name="T255" style:family="text">
      <style:text-properties fo:font-style="normal" officeooo:rsid="014f7503" style:font-style-asian="normal" style:font-style-complex="normal"/>
    </style:style>
    <style:style style:name="T256" style:family="text">
      <style:text-properties fo:font-style="normal" officeooo:rsid="015041a8" style:font-style-asian="normal" style:font-style-complex="normal"/>
    </style:style>
    <style:style style:name="T257" style:family="text">
      <style:text-properties fo:font-style="normal" officeooo:rsid="0150cc04" style:font-style-asian="normal" style:font-style-complex="normal"/>
    </style:style>
    <style:style style:name="T258" style:family="text">
      <style:text-properties fo:font-style="normal" officeooo:rsid="0152867a" style:font-style-asian="normal" style:font-style-complex="normal"/>
    </style:style>
    <style:style style:name="T259" style:family="text">
      <style:text-properties fo:font-style="normal" officeooo:rsid="015410a7" style:font-style-asian="normal" style:font-style-complex="normal"/>
    </style:style>
    <style:style style:name="T260" style:family="text">
      <style:text-properties fo:font-style="normal" officeooo:rsid="0155f902" style:font-style-asian="normal" style:font-style-complex="normal"/>
    </style:style>
    <style:style style:name="T261" style:family="text">
      <style:text-properties fo:font-style="normal" officeooo:rsid="01560f89" style:font-style-asian="normal" style:font-style-complex="normal"/>
    </style:style>
    <style:style style:name="T262" style:family="text">
      <style:text-properties fo:font-style="normal" officeooo:rsid="01584607" style:font-style-asian="normal" style:font-style-complex="normal"/>
    </style:style>
    <style:style style:name="T263" style:family="text">
      <style:text-properties fo:font-style="normal" officeooo:rsid="01598d99" style:font-style-asian="normal" style:font-style-complex="normal"/>
    </style:style>
    <style:style style:name="T264" style:family="text">
      <style:text-properties fo:font-style="normal" officeooo:rsid="0159952c" style:font-style-asian="normal" style:font-style-complex="normal"/>
    </style:style>
    <style:style style:name="T265" style:family="text">
      <style:text-properties fo:font-style="normal" officeooo:rsid="015b5b67" style:font-style-asian="normal" style:font-style-complex="normal"/>
    </style:style>
    <style:style style:name="T266" style:family="text">
      <style:text-properties fo:font-style="normal" officeooo:rsid="015c3fdf" style:font-style-asian="normal" style:font-style-complex="normal"/>
    </style:style>
    <style:style style:name="T267" style:family="text">
      <style:text-properties fo:font-style="normal" officeooo:rsid="015d053d" style:font-style-asian="normal" style:font-style-complex="normal"/>
    </style:style>
    <style:style style:name="T268" style:family="text">
      <style:text-properties fo:font-style="normal" officeooo:rsid="0162dd9a" style:font-style-asian="normal" style:font-style-complex="normal"/>
    </style:style>
    <style:style style:name="T269" style:family="text">
      <style:text-properties fo:font-style="normal" officeooo:rsid="0166287a" style:font-style-asian="normal" style:font-style-complex="normal"/>
    </style:style>
    <style:style style:name="T270" style:family="text">
      <style:text-properties fo:font-style="normal" officeooo:rsid="01672072" style:font-style-asian="normal" style:font-style-complex="normal"/>
    </style:style>
    <style:style style:name="T271" style:family="text">
      <style:text-properties fo:font-style="normal" officeooo:rsid="016b29c7" style:font-style-asian="normal" style:font-style-complex="normal"/>
    </style:style>
    <style:style style:name="T272" style:family="text">
      <style:text-properties fo:font-style="normal" officeooo:rsid="016bb9c4" style:font-style-asian="normal" style:font-style-complex="normal"/>
    </style:style>
    <style:style style:name="T273" style:family="text">
      <style:text-properties fo:font-style="normal" officeooo:rsid="016d49cd" style:font-style-asian="normal" style:font-style-complex="normal"/>
    </style:style>
    <style:style style:name="T274" style:family="text">
      <style:text-properties fo:font-style="normal" officeooo:rsid="0175ab43" style:font-style-asian="normal" style:font-style-complex="normal"/>
    </style:style>
    <style:style style:name="T275" style:family="text">
      <style:text-properties fo:font-style="normal" officeooo:rsid="01c89769" style:font-style-asian="normal" style:font-style-complex="normal"/>
    </style:style>
    <style:style style:name="T276" style:family="text">
      <style:text-properties fo:font-style="normal" officeooo:rsid="01d13955" style:font-style-asian="normal" style:font-style-complex="normal"/>
    </style:style>
    <style:style style:name="T277" style:family="text">
      <style:text-properties fo:font-style="normal" officeooo:rsid="0171ea51" style:font-style-asian="normal" style:font-style-complex="normal"/>
    </style:style>
    <style:style style:name="T278" style:family="text">
      <style:text-properties fo:font-style="normal" officeooo:rsid="0172381e" style:font-style-asian="normal" style:font-style-complex="normal"/>
    </style:style>
    <style:style style:name="T279" style:family="text">
      <style:text-properties fo:font-style="normal" officeooo:rsid="01744a3f" style:font-style-asian="normal" style:font-style-complex="normal"/>
    </style:style>
    <style:style style:name="T280" style:family="text">
      <style:text-properties fo:font-style="normal" officeooo:rsid="0176a5e4" style:font-style-asian="normal" style:font-style-complex="normal"/>
    </style:style>
    <style:style style:name="T281" style:family="text">
      <style:text-properties fo:font-style="normal" officeooo:rsid="017badf2" style:font-style-asian="normal" style:font-style-complex="normal"/>
    </style:style>
    <style:style style:name="T282" style:family="text">
      <style:text-properties fo:font-style="normal" officeooo:rsid="017da116" style:font-style-asian="normal" style:font-style-complex="normal"/>
    </style:style>
    <style:style style:name="T283" style:family="text">
      <style:text-properties fo:font-style="normal" officeooo:rsid="017f15c9" style:font-style-asian="normal" style:font-style-complex="normal"/>
    </style:style>
    <style:style style:name="T284" style:family="text">
      <style:text-properties fo:font-style="normal" officeooo:rsid="017ffe96" style:font-style-asian="normal" style:font-style-complex="normal"/>
    </style:style>
    <style:style style:name="T285" style:family="text">
      <style:text-properties fo:font-style="normal" officeooo:rsid="0181e530" style:font-style-asian="normal" style:font-style-complex="normal"/>
    </style:style>
    <style:style style:name="T286" style:family="text">
      <style:text-properties fo:font-style="normal" officeooo:rsid="01832429" style:font-style-asian="normal" style:font-style-complex="normal"/>
    </style:style>
    <style:style style:name="T287" style:family="text">
      <style:text-properties fo:font-style="normal" officeooo:rsid="01842c1e" style:font-style-asian="normal" style:font-style-complex="normal"/>
    </style:style>
    <style:style style:name="T288" style:family="text">
      <style:text-properties fo:font-style="normal" officeooo:rsid="0184e99e" style:font-style-asian="normal" style:font-style-complex="normal"/>
    </style:style>
    <style:style style:name="T289" style:family="text">
      <style:text-properties fo:font-style="normal" officeooo:rsid="018a925d" style:font-style-asian="normal" style:font-style-complex="normal"/>
    </style:style>
    <style:style style:name="T290" style:family="text">
      <style:text-properties fo:font-style="normal" officeooo:rsid="018b63a5" style:font-style-asian="normal" style:font-style-complex="normal"/>
    </style:style>
    <style:style style:name="T291" style:family="text">
      <style:text-properties fo:font-style="normal" officeooo:rsid="018c03d7" style:font-style-asian="normal" style:font-style-complex="normal"/>
    </style:style>
    <style:style style:name="T292" style:family="text">
      <style:text-properties fo:font-style="normal" officeooo:rsid="018c6f98" style:font-style-asian="normal" style:font-style-complex="normal"/>
    </style:style>
    <style:style style:name="T293" style:family="text">
      <style:text-properties fo:font-style="normal" officeooo:rsid="018dcb84" style:font-style-asian="normal" style:font-style-complex="normal"/>
    </style:style>
    <style:style style:name="T294" style:family="text">
      <style:text-properties fo:font-style="normal" officeooo:rsid="018eb1d8" style:font-style-asian="normal" style:font-style-complex="normal"/>
    </style:style>
    <style:style style:name="T295" style:family="text">
      <style:text-properties fo:font-style="normal" officeooo:rsid="01904e3f" style:font-style-asian="normal" style:font-style-complex="normal"/>
    </style:style>
    <style:style style:name="T296" style:family="text">
      <style:text-properties fo:font-style="normal" officeooo:rsid="01923a10" style:font-style-asian="normal" style:font-style-complex="normal"/>
    </style:style>
    <style:style style:name="T297" style:family="text">
      <style:text-properties fo:font-style="normal" officeooo:rsid="01938d81" style:font-style-asian="normal" style:font-style-complex="normal"/>
    </style:style>
    <style:style style:name="T298" style:family="text">
      <style:text-properties fo:font-style="normal" officeooo:rsid="01951bc2" style:font-style-asian="normal" style:font-style-complex="normal"/>
    </style:style>
    <style:style style:name="T299" style:family="text">
      <style:text-properties fo:font-style="normal" officeooo:rsid="01969774" style:font-style-asian="normal" style:font-style-complex="normal"/>
    </style:style>
    <style:style style:name="T300" style:family="text">
      <style:text-properties fo:font-style="normal" officeooo:rsid="0196ccc7" style:font-style-asian="normal" style:font-style-complex="normal"/>
    </style:style>
    <style:style style:name="T301" style:family="text">
      <style:text-properties fo:font-style="normal" officeooo:rsid="019811df" style:font-style-asian="normal" style:font-style-complex="normal"/>
    </style:style>
    <style:style style:name="T302" style:family="text">
      <style:text-properties fo:font-style="normal" officeooo:rsid="019a6451" style:font-style-asian="normal" style:font-style-complex="normal"/>
    </style:style>
    <style:style style:name="T303" style:family="text">
      <style:text-properties fo:font-style="normal" officeooo:rsid="019bc3a6" style:font-style-asian="normal" style:font-style-complex="normal"/>
    </style:style>
    <style:style style:name="T304" style:family="text">
      <style:text-properties fo:font-style="normal" officeooo:rsid="019c193e" style:font-style-asian="normal" style:font-style-complex="normal"/>
    </style:style>
    <style:style style:name="T305" style:family="text">
      <style:text-properties fo:font-style="normal" officeooo:rsid="019d02e1" style:font-style-asian="normal" style:font-style-complex="normal"/>
    </style:style>
    <style:style style:name="T306" style:family="text">
      <style:text-properties fo:font-style="normal" officeooo:rsid="019d2a45" style:font-style-asian="normal" style:font-style-complex="normal"/>
    </style:style>
    <style:style style:name="T307" style:family="text">
      <style:text-properties fo:font-style="normal" officeooo:rsid="019e39c6" style:font-style-asian="normal" style:font-style-complex="normal"/>
    </style:style>
    <style:style style:name="T308" style:family="text">
      <style:text-properties fo:font-style="normal" officeooo:rsid="01a67bf9" style:font-style-asian="normal" style:font-style-complex="normal"/>
    </style:style>
    <style:style style:name="T309" style:family="text">
      <style:text-properties fo:font-style="normal" officeooo:rsid="01bdc5d0" style:font-style-asian="normal" style:font-style-complex="normal"/>
    </style:style>
    <style:style style:name="T310" style:family="text">
      <style:text-properties fo:font-style="normal" fo:font-weight="bold" officeooo:rsid="005330fd" style:font-style-asian="normal" style:font-weight-asian="bold" style:font-style-complex="normal" style:font-weight-complex="bold"/>
    </style:style>
    <style:style style:name="T311" style:family="text">
      <style:text-properties fo:font-style="normal" fo:font-weight="bold" officeooo:rsid="00e42df4"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0b4fb0a" style:font-style-asian="normal" style:font-style-complex="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1d13955" style:font-style-asian="normal" style:font-weight-asian="normal" style:font-style-complex="normal" style:font-weight-complex="normal"/>
    </style:style>
    <style:style style:name="T315" style:family="text">
      <style:text-properties fo:font-style="normal" fo:font-weight="normal" officeooo:rsid="019fe973" style:font-style-asian="normal" style:font-weight-asian="normal" style:font-style-complex="normal" style:font-weight-complex="normal"/>
    </style:style>
    <style:style style:name="T316" style:family="text">
      <style:text-properties fo:font-style="normal" fo:font-weight="normal" officeooo:rsid="01a1c34e" style:font-style-asian="normal" style:font-weight-asian="normal" style:font-style-complex="normal" style:font-weight-complex="normal"/>
    </style:style>
    <style:style style:name="T317" style:family="text">
      <style:text-properties fo:font-style="normal" fo:font-weight="normal" officeooo:rsid="01a24532" style:font-style-asian="normal" style:font-weight-asian="normal" style:font-style-complex="normal" style:font-weight-complex="normal"/>
    </style:style>
    <style:style style:name="T318" style:family="text">
      <style:text-properties fo:font-style="normal" fo:font-weight="normal" officeooo:rsid="01a31033" style:font-style-asian="normal" style:font-weight-asian="normal" style:font-style-complex="normal" style:font-weight-complex="normal"/>
    </style:style>
    <style:style style:name="T319" style:family="text">
      <style:text-properties fo:font-style="normal" fo:font-weight="normal" officeooo:rsid="01a3dc08" style:font-style-asian="normal" style:font-weight-asian="normal" style:font-style-complex="normal" style:font-weight-complex="normal"/>
    </style:style>
    <style:style style:name="T320" style:family="text">
      <style:text-properties fo:font-style="normal" fo:font-weight="normal" officeooo:rsid="01a4e947" style:font-style-asian="normal" style:font-weight-asian="normal" style:font-style-complex="normal" style:font-weight-complex="normal"/>
    </style:style>
    <style:style style:name="T321" style:family="text">
      <style:text-properties fo:font-style="normal" fo:font-weight="normal" officeooo:rsid="01a64b9e" style:font-style-asian="normal" style:font-weight-asian="normal" style:font-style-complex="normal" style:font-weight-complex="normal"/>
    </style:style>
    <style:style style:name="T322" style:family="text">
      <style:text-properties fo:font-style="normal" fo:font-weight="normal" officeooo:rsid="01a67bf9" style:font-style-asian="normal" style:font-weight-asian="normal" style:font-style-complex="normal" style:font-weight-complex="normal"/>
    </style:style>
    <style:style style:name="T323" style:family="text">
      <style:text-properties fo:font-style="normal" fo:font-weight="normal" officeooo:rsid="01a9982a" style:font-style-asian="normal" style:font-weight-asian="normal" style:font-style-complex="normal" style:font-weight-complex="normal"/>
    </style:style>
    <style:style style:name="T324" style:family="text">
      <style:text-properties fo:font-style="normal" fo:font-weight="normal" officeooo:rsid="01aa5ab8" style:font-style-asian="normal" style:font-weight-asian="normal" style:font-style-complex="normal" style:font-weight-complex="normal"/>
    </style:style>
    <style:style style:name="T325" style:family="text">
      <style:text-properties fo:font-style="normal" fo:font-weight="normal" officeooo:rsid="01ac4c4d" style:font-style-asian="normal" style:font-weight-asian="normal" style:font-style-complex="normal" style:font-weight-complex="normal"/>
    </style:style>
    <style:style style:name="T326" style:family="text">
      <style:text-properties fo:font-style="normal" fo:font-weight="normal" officeooo:rsid="01ae2a2d" style:font-style-asian="normal" style:font-weight-asian="normal" style:font-style-complex="normal" style:font-weight-complex="normal"/>
    </style:style>
    <style:style style:name="T327" style:family="text">
      <style:text-properties fo:font-style="normal" fo:font-weight="normal" officeooo:rsid="01aff764" style:font-style-asian="normal" style:font-weight-asian="normal" style:font-style-complex="normal" style:font-weight-complex="normal"/>
    </style:style>
    <style:style style:name="T328" style:family="text">
      <style:text-properties fo:font-style="normal" fo:font-weight="normal" officeooo:rsid="01b036ed" style:font-style-asian="normal" style:font-weight-asian="normal" style:font-style-complex="normal" style:font-weight-complex="normal"/>
    </style:style>
    <style:style style:name="T329" style:family="text">
      <style:text-properties fo:font-style="normal" fo:font-weight="normal" officeooo:rsid="01b19205" style:font-style-asian="normal" style:font-weight-asian="normal" style:font-style-complex="normal" style:font-weight-complex="normal"/>
    </style:style>
    <style:style style:name="T330" style:family="text">
      <style:text-properties fo:font-style="normal" fo:font-weight="normal" officeooo:rsid="01b34906" style:font-style-asian="normal" style:font-weight-asian="normal" style:font-style-complex="normal" style:font-weight-complex="normal"/>
    </style:style>
    <style:style style:name="T331" style:family="text">
      <style:text-properties fo:font-style="normal" fo:font-weight="normal" officeooo:rsid="01b35eef" style:font-style-asian="normal" style:font-weight-asian="normal" style:font-style-complex="normal" style:font-weight-complex="normal"/>
    </style:style>
    <style:style style:name="T332" style:family="text">
      <style:text-properties fo:font-style="normal" fo:font-weight="normal" officeooo:rsid="01b4ae77" style:font-style-asian="normal" style:font-weight-asian="normal" style:font-style-complex="normal" style:font-weight-complex="normal"/>
    </style:style>
    <style:style style:name="T333" style:family="text">
      <style:text-properties fo:font-style="normal" fo:font-weight="normal" officeooo:rsid="01b5c371" style:font-style-asian="normal" style:font-weight-asian="normal" style:font-style-complex="normal" style:font-weight-complex="normal"/>
    </style:style>
    <style:style style:name="T334" style:family="text">
      <style:text-properties fo:font-style="normal" fo:font-weight="normal" officeooo:rsid="01b670f0" style:font-style-asian="normal" style:font-weight-asian="normal" style:font-style-complex="normal" style:font-weight-complex="normal"/>
    </style:style>
    <style:style style:name="T335" style:family="text">
      <style:text-properties fo:font-style="normal" fo:font-weight="normal" officeooo:rsid="01b82b88" style:font-style-asian="normal" style:font-weight-asian="normal" style:font-style-complex="normal" style:font-weight-complex="normal"/>
    </style:style>
    <style:style style:name="T336" style:family="text">
      <style:text-properties fo:font-style="normal" fo:font-weight="normal" officeooo:rsid="01b904a2" style:font-style-asian="normal" style:font-weight-asian="normal" style:font-style-complex="normal" style:font-weight-complex="normal"/>
    </style:style>
    <style:style style:name="T337" style:family="text">
      <style:text-properties fo:font-style="normal" fo:font-weight="normal" officeooo:rsid="01bdc5d0" style:font-style-asian="normal" style:font-weight-asian="normal" style:font-style-complex="normal" style:font-weight-complex="normal"/>
    </style:style>
    <style:style style:name="T338" style:family="text">
      <style:text-properties fo:font-style="normal" fo:font-weight="normal" officeooo:rsid="01c340af" style:font-style-asian="normal" style:font-weight-asian="normal" style:font-style-complex="normal" style:font-weight-complex="normal"/>
    </style:style>
    <style:style style:name="T339" style:family="text">
      <style:text-properties fo:font-style="normal" fo:font-weight="normal" officeooo:rsid="01c4539e" style:font-style-asian="normal" style:font-weight-asian="normal" style:font-style-complex="normal" style:font-weight-complex="normal"/>
    </style:style>
    <style:style style:name="T340" style:family="text">
      <style:text-properties fo:font-style="normal" fo:font-weight="normal" officeooo:rsid="01c59df6" style:font-style-asian="normal" style:font-weight-asian="normal" style:font-style-complex="normal" style:font-weight-complex="normal"/>
    </style:style>
    <style:style style:name="T341" style:family="text">
      <style:text-properties fo:font-style="normal" fo:font-weight="normal" officeooo:rsid="01c5c179" style:font-style-asian="normal" style:font-weight-asian="normal" style:font-style-complex="normal" style:font-weight-complex="normal"/>
    </style:style>
    <style:style style:name="T342" style:family="text">
      <style:text-properties fo:font-style="normal" fo:font-weight="normal" officeooo:rsid="01c604bd" style:font-style-asian="normal" style:font-weight-asian="normal" style:font-style-complex="normal" style:font-weight-complex="normal"/>
    </style:style>
    <style:style style:name="T343" style:family="text">
      <style:text-properties fo:font-style="normal" fo:font-weight="normal" officeooo:rsid="01c7f094" style:font-style-asian="normal" style:font-weight-asian="normal" style:font-style-complex="normal" style:font-weight-complex="normal"/>
    </style:style>
    <style:style style:name="T344" style:family="text">
      <style:text-properties fo:font-style="normal" fo:font-weight="normal" officeooo:rsid="01c89769" style:font-style-asian="normal" style:font-weight-asian="normal" style:font-style-complex="normal" style:font-weight-complex="normal"/>
    </style:style>
    <style:style style:name="T345" style:family="text">
      <style:text-properties fo:font-style="normal" fo:font-weight="normal" officeooo:rsid="01cc6037" style:font-style-asian="normal" style:font-weight-asian="normal" style:font-style-complex="normal" style:font-weight-complex="normal"/>
    </style:style>
    <style:style style:name="T346" style:family="text">
      <style:text-properties fo:font-style="normal" fo:font-weight="normal" officeooo:rsid="01ce25cf" style:font-style-asian="normal" style:font-weight-asian="normal" style:font-style-complex="normal" style:font-weight-complex="normal"/>
    </style:style>
    <style:style style:name="T347" style:family="text">
      <style:text-properties fo:font-style="normal" fo:font-weight="normal" officeooo:rsid="01ce8594" style:font-style-asian="normal" style:font-weight-asian="normal" style:font-style-complex="normal" style:font-weight-complex="normal"/>
    </style:style>
    <style:style style:name="T348" style:family="text">
      <style:text-properties fo:font-style="normal" fo:font-weight="normal" officeooo:rsid="01ceab50" style:font-style-asian="normal" style:font-weight-asian="normal" style:font-style-complex="normal" style:font-weight-complex="normal"/>
    </style:style>
    <style:style style:name="T349" style:family="text">
      <style:text-properties fo:font-style="normal" fo:font-weight="normal" officeooo:rsid="01d00438" style:font-style-asian="normal" style:font-weight-asian="normal" style:font-style-complex="normal" style:font-weight-complex="normal"/>
    </style:style>
    <style:style style:name="T350" style:family="text">
      <style:text-properties fo:font-style="normal" fo:font-weight="normal" officeooo:rsid="01d05047" style:font-style-asian="normal" style:font-weight-asian="normal" style:font-style-complex="normal" style:font-weight-complex="normal"/>
    </style:style>
    <style:style style:name="T351" style:family="text">
      <style:text-properties fo:font-style="normal" fo:font-weight="normal" officeooo:rsid="01d195c8" style:font-style-asian="normal" style:font-weight-asian="normal" style:font-style-complex="normal" style:font-weight-complex="normal"/>
    </style:style>
    <style:style style:name="T352" style:family="text">
      <style:text-properties officeooo:rsid="001f3d15"/>
    </style:style>
    <style:style style:name="T353" style:family="text">
      <style:text-properties officeooo:rsid="00234be1"/>
    </style:style>
    <style:style style:name="T354" style:family="text">
      <style:text-properties officeooo:rsid="002410dd"/>
    </style:style>
    <style:style style:name="T355" style:family="text">
      <style:text-properties officeooo:rsid="0025feaf"/>
    </style:style>
    <style:style style:name="T356" style:family="text">
      <style:text-properties officeooo:rsid="00279183"/>
    </style:style>
    <style:style style:name="T357" style:family="text">
      <style:text-properties officeooo:rsid="00425c5c"/>
    </style:style>
    <style:style style:name="T358" style:family="text">
      <style:text-properties officeooo:rsid="0045234c"/>
    </style:style>
    <style:style style:name="T359" style:family="text">
      <style:text-properties officeooo:rsid="00470441"/>
    </style:style>
    <style:style style:name="T360" style:family="text">
      <style:text-properties officeooo:rsid="004db0a6"/>
    </style:style>
    <style:style style:name="T361" style:family="text">
      <style:text-properties officeooo:rsid="006d73d2"/>
    </style:style>
    <style:style style:name="T362" style:family="text">
      <style:text-properties officeooo:rsid="00804fd2"/>
    </style:style>
    <style:style style:name="T363" style:family="text">
      <style:text-properties officeooo:rsid="008205d2"/>
    </style:style>
    <style:style style:name="T364" style:family="text">
      <style:text-properties officeooo:rsid="00828ff4"/>
    </style:style>
    <style:style style:name="T365" style:family="text">
      <style:text-properties officeooo:rsid="00840e7d"/>
    </style:style>
    <style:style style:name="T366" style:family="text">
      <style:text-properties fo:font-weight="bold" officeooo:rsid="005330fd" style:font-weight-asian="bold" style:font-weight-complex="bold"/>
    </style:style>
    <style:style style:name="T367" style:family="text">
      <style:text-properties officeooo:rsid="00864b48"/>
    </style:style>
    <style:style style:name="T368" style:family="text">
      <style:text-properties officeooo:rsid="0087fd9d"/>
    </style:style>
    <style:style style:name="T369" style:family="text">
      <style:text-properties officeooo:rsid="0089b152"/>
    </style:style>
    <style:style style:name="T370" style:family="text">
      <style:text-properties officeooo:rsid="008a7486"/>
    </style:style>
    <style:style style:name="T371" style:family="text">
      <style:text-properties officeooo:rsid="008ba113"/>
    </style:style>
    <style:style style:name="T372" style:family="text">
      <style:text-properties officeooo:rsid="008cf540"/>
    </style:style>
    <style:style style:name="T373" style:family="text">
      <style:text-properties style:text-underline-style="solid" style:text-underline-width="auto" style:text-underline-color="font-color"/>
    </style:style>
    <style:style style:name="T374" style:family="text">
      <style:text-properties officeooo:rsid="00b94427"/>
    </style:style>
    <style:style style:name="T375" style:family="text">
      <style:text-properties officeooo:rsid="00c5102b"/>
    </style:style>
    <style:style style:name="T376" style:family="text">
      <style:text-properties officeooo:rsid="00c7ec7b"/>
    </style:style>
    <style:style style:name="T377" style:family="text">
      <style:text-properties officeooo:rsid="00c83fd5"/>
    </style:style>
    <style:style style:name="T378" style:family="text">
      <style:text-properties officeooo:rsid="00c9c025"/>
    </style:style>
    <style:style style:name="T379" style:family="text">
      <style:text-properties officeooo:rsid="00ca40f9"/>
    </style:style>
    <style:style style:name="T380" style:family="text">
      <style:text-properties officeooo:rsid="00cb71b0"/>
    </style:style>
    <style:style style:name="T381" style:family="text">
      <style:text-properties officeooo:rsid="00cc3a21"/>
    </style:style>
    <style:style style:name="T382" style:family="text">
      <style:text-properties officeooo:rsid="00ccba6c"/>
    </style:style>
    <style:style style:name="T383" style:family="text">
      <style:text-properties officeooo:rsid="00cde9a9"/>
    </style:style>
    <style:style style:name="T384" style:family="text">
      <style:text-properties officeooo:rsid="00cf55f1"/>
    </style:style>
    <style:style style:name="T385" style:family="text">
      <style:text-properties officeooo:rsid="00d0433a"/>
    </style:style>
    <style:style style:name="T386" style:family="text">
      <style:text-properties officeooo:rsid="00d0bb18"/>
    </style:style>
    <style:style style:name="T387" style:family="text">
      <style:text-properties officeooo:rsid="00d1828e"/>
    </style:style>
    <style:style style:name="T388" style:family="text">
      <style:text-properties officeooo:rsid="00d322c1"/>
    </style:style>
    <style:style style:name="T389" style:family="text">
      <style:text-properties officeooo:rsid="00d333ca"/>
    </style:style>
    <style:style style:name="T390" style:family="text">
      <style:text-properties officeooo:rsid="00d98804"/>
    </style:style>
    <style:style style:name="T391" style:family="text">
      <style:text-properties officeooo:rsid="00e93e0d"/>
    </style:style>
    <style:style style:name="T392" style:family="text">
      <style:text-properties officeooo:rsid="013977aa"/>
    </style:style>
    <style:style style:name="T393" style:family="text">
      <style:text-properties officeooo:rsid="0145a278"/>
    </style:style>
    <style:style style:name="T394" style:family="text">
      <style:text-properties officeooo:rsid="014b1984"/>
    </style:style>
    <style:style style:name="T395" style:family="text">
      <style:text-properties style:font-name="Georgia" fo:font-style="italic" officeooo:rsid="01598d99" style:font-style-asian="italic" style:font-style-complex="italic"/>
    </style:style>
    <style:style style:name="T396" style:family="text">
      <style:text-properties style:font-name="Georgia" fo:font-style="italic" officeooo:rsid="018c6f98" style:font-style-asian="italic" style:font-style-complex="italic"/>
    </style:style>
    <style:style style:name="T397" style:family="text">
      <style:text-properties style:font-name="Georgia" fo:font-style="italic" fo:font-weight="bold" style:font-style-asian="italic" style:font-weight-asian="bold" style:font-style-complex="italic" style:font-weight-complex="bold"/>
    </style:style>
    <style:style style:name="T398" style:family="text">
      <style:text-properties style:font-name="Georgia" fo:font-style="italic" fo:font-weight="bold" officeooo:rsid="0181e530" style:font-style-asian="italic" style:font-weight-asian="bold" style:font-style-complex="italic" style:font-weight-complex="bold"/>
    </style:style>
    <style:style style:name="T399" style:family="text">
      <style:text-properties style:font-name="Georgia" fo:font-style="italic" fo:font-weight="bold" officeooo:rsid="01842c1e" style:font-style-asian="italic" style:font-weight-asian="bold" style:font-style-complex="italic" style:font-weight-complex="bold"/>
    </style:style>
    <style:style style:name="T400" style:family="text">
      <style:text-properties style:font-name="Georgia" fo:font-style="italic" fo:font-weight="bold" officeooo:rsid="019fe973" style:font-style-asian="italic" style:font-weight-asian="bold" style:font-style-complex="italic" style:font-weight-complex="bold"/>
    </style:style>
    <style:style style:name="T401" style:family="text">
      <style:text-properties style:font-name="Georgia" fo:font-style="italic" fo:font-weight="bold" officeooo:rsid="01b904a2" style:font-style-asian="italic" style:font-weight-asian="bold" style:font-style-complex="italic" style:font-weight-complex="bold"/>
    </style:style>
    <style:style style:name="T402" style:family="text">
      <style:text-properties style:font-name="Georgia" fo:font-style="italic" fo:font-weight="normal" style:font-style-asian="italic" style:font-weight-asian="normal" style:font-style-complex="italic" style:font-weight-complex="normal"/>
    </style:style>
    <style:style style:name="T403" style:family="text">
      <style:text-properties style:font-name="Georgia" fo:font-style="normal" style:font-style-asian="normal" style:font-style-complex="normal"/>
    </style:style>
    <style:style style:name="T404" style:family="text">
      <style:text-properties style:font-name="Georgia" fo:font-style="normal" officeooo:rsid="0171ea51" style:font-style-asian="normal" style:font-style-complex="normal"/>
    </style:style>
    <style:style style:name="T405" style:family="text">
      <style:text-properties style:font-name="Georgia" fo:font-style="normal" officeooo:rsid="01744a3f" style:font-style-asian="normal" style:font-style-complex="normal"/>
    </style:style>
    <style:style style:name="T406" style:family="text">
      <style:text-properties style:font-name="Georgia" fo:font-style="normal" officeooo:rsid="0175ab43" style:font-style-asian="normal" style:font-style-complex="normal"/>
    </style:style>
    <style:style style:name="T407" style:family="text">
      <style:text-properties style:font-name="Georgia" fo:font-style="normal" officeooo:rsid="0172381e" style:font-style-asian="normal" style:font-style-complex="normal"/>
    </style:style>
    <style:style style:name="T408" style:family="text">
      <style:text-properties style:font-name="Georgia" fo:font-style="normal" officeooo:rsid="0176a5e4" style:font-style-asian="normal" style:font-style-complex="normal"/>
    </style:style>
    <style:style style:name="T409" style:family="text">
      <style:text-properties style:font-name="Georgia" fo:font-style="normal" officeooo:rsid="017badf2" style:font-style-asian="normal" style:font-style-complex="normal"/>
    </style:style>
    <style:style style:name="T410" style:family="text">
      <style:text-properties style:font-name="Georgia" fo:font-style="normal" officeooo:rsid="017da116" style:font-style-asian="normal" style:font-style-complex="normal"/>
    </style:style>
    <style:style style:name="T411" style:family="text">
      <style:text-properties style:font-name="Georgia" fo:font-style="normal" officeooo:rsid="017f15c9" style:font-style-asian="normal" style:font-style-complex="normal"/>
    </style:style>
    <style:style style:name="T412" style:family="text">
      <style:text-properties style:font-name="Georgia" fo:font-style="normal" officeooo:rsid="017ffe96" style:font-style-asian="normal" style:font-style-complex="normal"/>
    </style:style>
    <style:style style:name="T413" style:family="text">
      <style:text-properties style:font-name="Georgia" fo:font-style="normal" officeooo:rsid="0181e530" style:font-style-asian="normal" style:font-style-complex="normal"/>
    </style:style>
    <style:style style:name="T414" style:family="text">
      <style:text-properties style:font-name="Georgia" fo:font-style="normal" officeooo:rsid="01832429" style:font-style-asian="normal" style:font-style-complex="normal"/>
    </style:style>
    <style:style style:name="T415" style:family="text">
      <style:text-properties style:font-name="Georgia" fo:font-style="normal" officeooo:rsid="01842c1e" style:font-style-asian="normal" style:font-style-complex="normal"/>
    </style:style>
    <style:style style:name="T416" style:family="text">
      <style:text-properties style:font-name="Georgia" fo:font-style="normal" officeooo:rsid="0184e99e" style:font-style-asian="normal" style:font-style-complex="normal"/>
    </style:style>
    <style:style style:name="T417" style:family="text">
      <style:text-properties style:font-name="Georgia" fo:font-style="normal" officeooo:rsid="018a925d" style:font-style-asian="normal" style:font-style-complex="normal"/>
    </style:style>
    <style:style style:name="T418" style:family="text">
      <style:text-properties style:font-name="Georgia" fo:font-style="normal" officeooo:rsid="018b63a5" style:font-style-asian="normal" style:font-style-complex="normal"/>
    </style:style>
    <style:style style:name="T419" style:family="text">
      <style:text-properties style:font-name="Georgia" fo:font-style="normal" officeooo:rsid="018c03d7" style:font-style-asian="normal" style:font-style-complex="normal"/>
    </style:style>
    <style:style style:name="T420" style:family="text">
      <style:text-properties style:font-name="Georgia" fo:font-style="normal" officeooo:rsid="018c6f98" style:font-style-asian="normal" style:font-style-complex="normal"/>
    </style:style>
    <style:style style:name="T421" style:family="text">
      <style:text-properties style:font-name="Georgia" fo:font-style="normal" officeooo:rsid="018dcb84" style:font-style-asian="normal" style:font-style-complex="normal"/>
    </style:style>
    <style:style style:name="T422" style:family="text">
      <style:text-properties style:font-name="Georgia" fo:font-style="normal" officeooo:rsid="018eb1d8" style:font-style-asian="normal" style:font-style-complex="normal"/>
    </style:style>
    <style:style style:name="T423" style:family="text">
      <style:text-properties style:font-name="Georgia" fo:font-style="normal" officeooo:rsid="01904e3f" style:font-style-asian="normal" style:font-style-complex="normal"/>
    </style:style>
    <style:style style:name="T424" style:family="text">
      <style:text-properties style:font-name="Georgia" fo:font-style="normal" officeooo:rsid="01923a10" style:font-style-asian="normal" style:font-style-complex="normal"/>
    </style:style>
    <style:style style:name="T425" style:family="text">
      <style:text-properties style:font-name="Georgia" fo:font-style="normal" officeooo:rsid="01938d81" style:font-style-asian="normal" style:font-style-complex="normal"/>
    </style:style>
    <style:style style:name="T426" style:family="text">
      <style:text-properties style:font-name="Georgia" fo:font-style="normal" officeooo:rsid="01951bc2" style:font-style-asian="normal" style:font-style-complex="normal"/>
    </style:style>
    <style:style style:name="T427" style:family="text">
      <style:text-properties style:font-name="Georgia" fo:font-style="normal" officeooo:rsid="01969774" style:font-style-asian="normal" style:font-style-complex="normal"/>
    </style:style>
    <style:style style:name="T428" style:family="text">
      <style:text-properties style:font-name="Georgia" fo:font-style="normal" officeooo:rsid="0196ccc7" style:font-style-asian="normal" style:font-style-complex="normal"/>
    </style:style>
    <style:style style:name="T429" style:family="text">
      <style:text-properties style:font-name="Georgia" fo:font-style="normal" officeooo:rsid="019811df" style:font-style-asian="normal" style:font-style-complex="normal"/>
    </style:style>
    <style:style style:name="T430" style:family="text">
      <style:text-properties style:font-name="Georgia" fo:font-style="normal" officeooo:rsid="019a6451" style:font-style-asian="normal" style:font-style-complex="normal"/>
    </style:style>
    <style:style style:name="T431" style:family="text">
      <style:text-properties style:font-name="Georgia" fo:font-style="normal" officeooo:rsid="019bc3a6" style:font-style-asian="normal" style:font-style-complex="normal"/>
    </style:style>
    <style:style style:name="T432" style:family="text">
      <style:text-properties style:font-name="Georgia" fo:font-style="normal" officeooo:rsid="019c193e" style:font-style-asian="normal" style:font-style-complex="normal"/>
    </style:style>
    <style:style style:name="T433" style:family="text">
      <style:text-properties style:font-name="Georgia" fo:font-style="normal" officeooo:rsid="019d02e1" style:font-style-asian="normal" style:font-style-complex="normal"/>
    </style:style>
    <style:style style:name="T434" style:family="text">
      <style:text-properties style:font-name="Georgia" fo:font-style="normal" officeooo:rsid="019d2a45" style:font-style-asian="normal" style:font-style-complex="normal"/>
    </style:style>
    <style:style style:name="T435" style:family="text">
      <style:text-properties style:font-name="Georgia" fo:font-style="normal" officeooo:rsid="019e39c6" style:font-style-asian="normal" style:font-style-complex="normal"/>
    </style:style>
    <style:style style:name="T436" style:family="text">
      <style:text-properties style:font-name="Georgia" fo:font-style="normal" officeooo:rsid="01a67bf9" style:font-style-asian="normal" style:font-style-complex="normal"/>
    </style:style>
    <style:style style:name="T437" style:family="text">
      <style:text-properties style:font-name="Georgia" fo:font-style="normal" officeooo:rsid="01bdc5d0" style:font-style-asian="normal" style:font-style-complex="normal"/>
    </style:style>
    <style:style style:name="T438" style:family="text">
      <style:text-properties style:font-name="Georgia" fo:font-style="normal" fo:font-weight="normal" style:font-style-asian="normal" style:font-weight-asian="normal" style:font-style-complex="normal" style:font-weight-complex="normal"/>
    </style:style>
    <style:style style:name="T439" style:family="text">
      <style:text-properties style:font-name="Georgia" fo:font-style="normal" fo:font-weight="normal" officeooo:rsid="019fe973" style:font-style-asian="normal" style:font-weight-asian="normal" style:font-style-complex="normal" style:font-weight-complex="normal"/>
    </style:style>
    <style:style style:name="T440" style:family="text">
      <style:text-properties style:font-name="Georgia" fo:font-style="normal" fo:font-weight="normal" officeooo:rsid="01a1c34e" style:font-style-asian="normal" style:font-weight-asian="normal" style:font-style-complex="normal" style:font-weight-complex="normal"/>
    </style:style>
    <style:style style:name="T441" style:family="text">
      <style:text-properties style:font-name="Georgia" fo:font-style="normal" fo:font-weight="normal" officeooo:rsid="01a24532" style:font-style-asian="normal" style:font-weight-asian="normal" style:font-style-complex="normal" style:font-weight-complex="normal"/>
    </style:style>
    <style:style style:name="T442" style:family="text">
      <style:text-properties style:font-name="Georgia" fo:font-style="normal" fo:font-weight="normal" officeooo:rsid="01a31033" style:font-style-asian="normal" style:font-weight-asian="normal" style:font-style-complex="normal" style:font-weight-complex="normal"/>
    </style:style>
    <style:style style:name="T443" style:family="text">
      <style:text-properties style:font-name="Georgia" fo:font-style="normal" fo:font-weight="normal" officeooo:rsid="01a3dc08" style:font-style-asian="normal" style:font-weight-asian="normal" style:font-style-complex="normal" style:font-weight-complex="normal"/>
    </style:style>
    <style:style style:name="T444" style:family="text">
      <style:text-properties style:font-name="Georgia" fo:font-style="normal" fo:font-weight="normal" officeooo:rsid="01a4e947" style:font-style-asian="normal" style:font-weight-asian="normal" style:font-style-complex="normal" style:font-weight-complex="normal"/>
    </style:style>
    <style:style style:name="T445" style:family="text">
      <style:text-properties style:font-name="Georgia" fo:font-style="normal" fo:font-weight="normal" officeooo:rsid="01a64b9e" style:font-style-asian="normal" style:font-weight-asian="normal" style:font-style-complex="normal" style:font-weight-complex="normal"/>
    </style:style>
    <style:style style:name="T446" style:family="text">
      <style:text-properties style:font-name="Georgia" fo:font-style="normal" fo:font-weight="normal" officeooo:rsid="01a67bf9" style:font-style-asian="normal" style:font-weight-asian="normal" style:font-style-complex="normal" style:font-weight-complex="normal"/>
    </style:style>
    <style:style style:name="T447" style:family="text">
      <style:text-properties style:font-name="Georgia" fo:font-style="normal" fo:font-weight="normal" officeooo:rsid="01a9982a" style:font-style-asian="normal" style:font-weight-asian="normal" style:font-style-complex="normal" style:font-weight-complex="normal"/>
    </style:style>
    <style:style style:name="T448" style:family="text">
      <style:text-properties style:font-name="Georgia" fo:font-style="normal" fo:font-weight="normal" officeooo:rsid="01aa5ab8" style:font-style-asian="normal" style:font-weight-asian="normal" style:font-style-complex="normal" style:font-weight-complex="normal"/>
    </style:style>
    <style:style style:name="T449" style:family="text">
      <style:text-properties style:font-name="Georgia" fo:font-style="normal" fo:font-weight="normal" officeooo:rsid="01ac4c4d" style:font-style-asian="normal" style:font-weight-asian="normal" style:font-style-complex="normal" style:font-weight-complex="normal"/>
    </style:style>
    <style:style style:name="T450" style:family="text">
      <style:text-properties style:font-name="Georgia" fo:font-style="normal" fo:font-weight="normal" officeooo:rsid="01ae2a2d" style:font-style-asian="normal" style:font-weight-asian="normal" style:font-style-complex="normal" style:font-weight-complex="normal"/>
    </style:style>
    <style:style style:name="T451" style:family="text">
      <style:text-properties style:font-name="Georgia" fo:font-style="normal" fo:font-weight="normal" officeooo:rsid="01aff764" style:font-style-asian="normal" style:font-weight-asian="normal" style:font-style-complex="normal" style:font-weight-complex="normal"/>
    </style:style>
    <style:style style:name="T452" style:family="text">
      <style:text-properties style:font-name="Georgia" fo:font-style="normal" fo:font-weight="normal" officeooo:rsid="01b036ed" style:font-style-asian="normal" style:font-weight-asian="normal" style:font-style-complex="normal" style:font-weight-complex="normal"/>
    </style:style>
    <style:style style:name="T453" style:family="text">
      <style:text-properties style:font-name="Georgia" fo:font-style="normal" fo:font-weight="normal" officeooo:rsid="01b19205" style:font-style-asian="normal" style:font-weight-asian="normal" style:font-style-complex="normal" style:font-weight-complex="normal"/>
    </style:style>
    <style:style style:name="T454" style:family="text">
      <style:text-properties style:font-name="Georgia" fo:font-style="normal" fo:font-weight="normal" officeooo:rsid="01b34906" style:font-style-asian="normal" style:font-weight-asian="normal" style:font-style-complex="normal" style:font-weight-complex="normal"/>
    </style:style>
    <style:style style:name="T455" style:family="text">
      <style:text-properties style:font-name="Georgia" fo:font-style="normal" fo:font-weight="normal" officeooo:rsid="01b35eef" style:font-style-asian="normal" style:font-weight-asian="normal" style:font-style-complex="normal" style:font-weight-complex="normal"/>
    </style:style>
    <style:style style:name="T456" style:family="text">
      <style:text-properties style:font-name="Georgia" fo:font-style="normal" fo:font-weight="normal" officeooo:rsid="01b4ae77" style:font-style-asian="normal" style:font-weight-asian="normal" style:font-style-complex="normal" style:font-weight-complex="normal"/>
    </style:style>
    <style:style style:name="T457" style:family="text">
      <style:text-properties style:font-name="Georgia" fo:font-style="normal" fo:font-weight="normal" officeooo:rsid="01b5c371" style:font-style-asian="normal" style:font-weight-asian="normal" style:font-style-complex="normal" style:font-weight-complex="normal"/>
    </style:style>
    <style:style style:name="T458" style:family="text">
      <style:text-properties style:font-name="Georgia" fo:font-style="normal" fo:font-weight="normal" officeooo:rsid="01b670f0" style:font-style-asian="normal" style:font-weight-asian="normal" style:font-style-complex="normal" style:font-weight-complex="normal"/>
    </style:style>
    <style:style style:name="T459" style:family="text">
      <style:text-properties style:font-name="Georgia" fo:font-style="normal" fo:font-weight="normal" officeooo:rsid="01b82b88" style:font-style-asian="normal" style:font-weight-asian="normal" style:font-style-complex="normal" style:font-weight-complex="normal"/>
    </style:style>
    <style:style style:name="T460" style:family="text">
      <style:text-properties style:font-name="Georgia" fo:font-style="normal" fo:font-weight="normal" officeooo:rsid="01b904a2" style:font-style-asian="normal" style:font-weight-asian="normal" style:font-style-complex="normal" style:font-weight-complex="normal"/>
    </style:style>
    <style:style style:name="T461" style:family="text">
      <style:text-properties style:font-name="Georgia" fo:font-style="normal" fo:font-weight="normal" officeooo:rsid="01bdc5d0" style:font-style-asian="normal" style:font-weight-asian="normal" style:font-style-complex="normal" style:font-weight-complex="normal"/>
    </style:style>
    <style:style style:name="T462" style:family="text">
      <style:text-properties style:font-name="Georgia" fo:font-style="normal" fo:font-weight="normal" officeooo:rsid="01c340af" style:font-style-asian="normal" style:font-weight-asian="normal" style:font-style-complex="normal" style:font-weight-complex="normal"/>
    </style:style>
    <style:style style:name="T463" style:family="text">
      <style:text-properties style:font-name="Georgia" fo:font-style="normal" fo:font-weight="normal" officeooo:rsid="01c4539e" style:font-style-asian="normal" style:font-weight-asian="normal" style:font-style-complex="normal" style:font-weight-complex="normal"/>
    </style:style>
    <style:style style:name="T464" style:family="text">
      <style:text-properties style:font-name="Georgia" fo:font-style="normal" fo:font-weight="normal" officeooo:rsid="01c59df6" style:font-style-asian="normal" style:font-weight-asian="normal" style:font-style-complex="normal" style:font-weight-complex="normal"/>
    </style:style>
    <style:style style:name="T465" style:family="text">
      <style:text-properties style:font-name="Georgia" fo:font-style="normal" fo:font-weight="normal" officeooo:rsid="01c5c179" style:font-style-asian="normal" style:font-weight-asian="normal" style:font-style-complex="normal" style:font-weight-complex="normal"/>
    </style:style>
    <style:style style:name="T466" style:family="text">
      <style:text-properties style:font-name="Georgia" fo:font-style="normal" fo:font-weight="normal" officeooo:rsid="01c604bd" style:font-style-asian="normal" style:font-weight-asian="normal" style:font-style-complex="normal" style:font-weight-complex="normal"/>
    </style:style>
    <style:style style:name="T467" style:family="text">
      <style:text-properties style:font-name="Georgia" fo:font-style="normal" fo:font-weight="normal" officeooo:rsid="01c7f094" style:font-style-asian="normal" style:font-weight-asian="normal" style:font-style-complex="normal" style:font-weight-complex="normal"/>
    </style:style>
    <style:style style:name="T468" style:family="text">
      <style:text-properties style:font-name="Georgia" fo:font-style="normal" fo:font-weight="normal" officeooo:rsid="01c89769" style:font-style-asian="normal" style:font-weight-asian="normal" style:font-style-complex="normal" style:font-weight-complex="normal"/>
    </style:style>
    <style:style style:name="T469" style:family="text">
      <style:text-properties style:font-name="Georgia" fo:font-style="normal" fo:font-weight="normal" officeooo:rsid="01cc6037" style:font-style-asian="normal" style:font-weight-asian="normal" style:font-style-complex="normal" style:font-weight-complex="normal"/>
    </style:style>
    <style:style style:name="T470" style:family="text">
      <style:text-properties style:font-name="Georgia" fo:font-style="normal" fo:font-weight="normal" officeooo:rsid="01ce25cf" style:font-style-asian="normal" style:font-weight-asian="normal" style:font-style-complex="normal" style:font-weight-complex="normal"/>
    </style:style>
    <style:style style:name="T471" style:family="text">
      <style:text-properties style:font-name="Georgia" fo:font-style="normal" fo:font-weight="normal" officeooo:rsid="01ce8594" style:font-style-asian="normal" style:font-weight-asian="normal" style:font-style-complex="normal" style:font-weight-complex="normal"/>
    </style:style>
    <style:style style:name="T472" style:family="text">
      <style:text-properties style:font-name="Georgia" fo:font-style="normal" fo:font-weight="normal" officeooo:rsid="01ceab50" style:font-style-asian="normal" style:font-weight-asian="normal" style:font-style-complex="normal" style:font-weight-complex="normal"/>
    </style:style>
    <style:style style:name="T473" style:family="text">
      <style:text-properties style:font-name="Georgia" fo:font-style="normal" fo:font-weight="normal" officeooo:rsid="01d00438" style:font-style-asian="normal" style:font-weight-asian="normal" style:font-style-complex="normal" style:font-weight-complex="normal"/>
    </style:style>
    <style:style style:name="T474" style:family="text">
      <style:text-properties style:font-name="Georgia" fo:font-style="normal" fo:font-weight="normal" officeooo:rsid="01d05047" style:font-style-asian="normal" style:font-weight-asian="normal" style:font-style-complex="normal" style:font-weight-complex="normal"/>
    </style:style>
    <style:style style:name="T475" style:family="text">
      <style:text-properties style:font-name="Georgia" fo:font-style="normal" fo:font-weight="normal" officeooo:rsid="01d13955" style:font-style-asian="normal" style:font-weight-asian="normal" style:font-style-complex="normal" style:font-weight-complex="normal"/>
    </style:style>
    <style:style style:name="T476" style:family="text">
      <style:text-properties officeooo:rsid="016b8ef2"/>
    </style:style>
    <style:style style:name="T477" style:family="text">
      <style:text-properties officeooo:rsid="016be871"/>
    </style:style>
    <style:style style:name="T478" style:family="text">
      <style:text-properties officeooo:rsid="0170240c"/>
    </style:style>
    <style:style style:name="T479" style:family="text">
      <style:text-properties officeooo:rsid="01bad9e0"/>
    </style:style>
    <style:style style:name="T480" style:family="text">
      <style:text-properties officeooo:rsid="01bbf07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0"><text:a xlink:type="simple" xlink:href="#__RefHeading___Toc172_1691238551" text:style-name="Index_20_Link" text:visited-style-name="Index_20_Link">Introduction<text:tab/>3</text:a></text:p>
          <text:p text:style-name="P20"><text:a xlink:type="simple" xlink:href="#__RefHeading___Toc174_1691238551" text:style-name="Index_20_Link" text:visited-style-name="Index_20_Link">Prologue<text:tab/>3</text:a></text:p>
          <text:p text:style-name="P20"><text:a xlink:type="simple" xlink:href="#__RefHeading___Toc176_1691238551" text:style-name="Index_20_Link" text:visited-style-name="Index_20_Link">The Beginning<text:tab/>4</text:a></text:p>
          <text:p text:style-name="P21"><text:a xlink:type="simple" xlink:href="#__RefHeading___Toc178_1691238551" text:style-name="Index_20_Link" text:visited-style-name="Index_20_Link">We Have To Start Somewhere<text:tab/>4</text:a></text:p>
          <text:p text:style-name="P22"><text:a xlink:type="simple" xlink:href="#__RefHeading___Toc3362_3232343310" text:style-name="Index_20_Link" text:visited-style-name="Index_20_Link">Working Things Out<text:tab/>4</text:a></text:p>
          <text:p text:style-name="P21"><text:a xlink:type="simple" xlink:href="#__RefHeading___Toc196_1691238551" text:style-name="Index_20_Link" text:visited-style-name="Index_20_Link">Not Everything Makes Sense<text:tab/>4</text:a></text:p>
          <text:p text:style-name="P21"><text:a xlink:type="simple" xlink:href="#__RefHeading___Toc507_1691238551" text:style-name="Index_20_Link" text:visited-style-name="Index_20_Link"><text:span text:style-name="T51">Y</text:span><text:span text:style-name="T51">ou’ve Got To Keep Going</text:span><text:tab/>5</text:a></text:p>
          <text:p text:style-name="P21"><text:a xlink:type="simple" xlink:href="#__RefHeading___Toc1039_1691238551" text:style-name="Index_20_Link" text:visited-style-name="Index_20_Link"><text:span text:style-name="T51">T</text:span><text:span text:style-name="T51">hinking Things Through</text:span><text:tab/>6</text:a></text:p>
          <text:p text:style-name="P20"><text:a xlink:type="simple" xlink:href="#__RefHeading___Toc668_4145929403" text:style-name="Index_20_Link" text:visited-style-name="Index_20_Link"><text:span text:style-name="T51">T</text:span><text:span text:style-name="T51">he Middle</text:span><text:tab/>7</text:a></text:p>
          <text:p text:style-name="P21"><text:a xlink:type="simple" xlink:href="#__RefHeading___Toc670_4145929403" text:style-name="Index_20_Link" text:visited-style-name="Index_20_Link">The Past<text:tab/>7</text:a></text:p>
          <text:p text:style-name="P21"><text:a xlink:type="simple" xlink:href="#__RefHeading___Toc940_4145929403" text:style-name="Index_20_Link" text:visited-style-name="Index_20_Link"><text:span text:style-name="T51">T</text:span><text:span text:style-name="T51">he Present</text:span><text:tab/>8</text:a></text:p>
          <text:p text:style-name="P21"><text:a xlink:type="simple" xlink:href="#__RefHeading___Toc1011_4186773524" text:style-name="Index_20_Link" text:visited-style-name="Index_20_Link"><text:span text:style-name="T51">T</text:span><text:span text:style-name="T51">he Future</text:span><text:tab/>10</text:a></text:p>
          <text:p text:style-name="P22"><text:a xlink:type="simple" xlink:href="#__RefHeading___Toc1103_4186773524" text:style-name="Index_20_Link" text:visited-style-name="Index_20_Link"><text:span text:style-name="T51">T</text:span><text:span text:style-name="T51">ime Travel</text:span><text:tab/>10</text:a></text:p>
          <text:p text:style-name="P22"><text:a xlink:type="simple" xlink:href="#__RefHeading___Toc1142_217679637" text:style-name="Index_20_Link" text:visited-style-name="Index_20_Link"><text:span text:style-name="T51">J</text:span><text:span text:style-name="T51">aded</text:span><text:tab/>11</text:a></text:p>
          <text:p text:style-name="P21"><text:a xlink:type="simple" xlink:href="#__RefHeading___Toc1234_217679637" text:style-name="Index_20_Link" text:visited-style-name="Index_20_Link"><text:span text:style-name="T51">L</text:span><text:span text:style-name="T51">ife Is Weird</text:span><text:tab/>11</text:a></text:p>
          <text:p text:style-name="P22"><text:a xlink:type="simple" xlink:href="#__RefHeading___Toc1397_3132659315" text:style-name="Index_20_Link" text:visited-style-name="Index_20_Link"><text:span text:style-name="T51">L</text:span><text:span text:style-name="T51">ittle Green Men</text:span><text:tab/>12</text:a></text:p>
          <text:p text:style-name="P22"><text:a xlink:type="simple" xlink:href="#__RefHeading___Toc1429_2846621028" text:style-name="Index_20_Link" text:visited-style-name="Index_20_Link"><text:span text:style-name="T51">G</text:span><text:span text:style-name="T51">overnment Cover up</text:span><text:tab/>12</text:a></text:p>
          <text:p text:style-name="P22"><text:a xlink:type="simple" xlink:href="#__RefHeading___Toc1649_2846621028" text:style-name="Index_20_Link" text:visited-style-name="Index_20_Link">Fun and Games<text:tab/>13</text:a></text:p>
          <text:p text:style-name="P22"><text:a xlink:type="simple" xlink:href="#__RefHeading___Toc1925_2846621028" text:style-name="Index_20_Link" text:visited-style-name="Index_20_Link">Lemons<text:tab/>14</text:a></text:p>
          <text:p text:style-name="P22"><text:a xlink:type="simple" xlink:href="#__RefHeading___Toc2101_2846621028" text:style-name="Index_20_Link" text:visited-style-name="Index_20_Link"><text:span text:style-name="T51">W</text:span><text:span text:style-name="T51">hat’s Past Is Prologue</text:span><text:tab/>15</text:a></text:p>
          <text:p text:style-name="P22"><text:a xlink:type="simple" xlink:href="#__RefHeading___Toc2230_2846621028" text:style-name="Index_20_Link" text:visited-style-name="Index_20_Link"><text:span text:style-name="T51">W</text:span><text:span text:style-name="T51">e’re Only Human</text:span><text:tab/>16</text:a></text:p>
          <text:p text:style-name="P21"><text:a xlink:type="simple" xlink:href="#__RefHeading___Toc2424_2846621028" text:style-name="Index_20_Link" text:visited-style-name="Index_20_Link"><text:span text:style-name="T51">M</text:span><text:span text:style-name="T51">ental Illness</text:span><text:tab/>16</text:a></text:p>
          <text:p text:style-name="P22"><text:a xlink:type="simple" xlink:href="#__RefHeading___Toc2441_2846621028" text:style-name="Index_20_Link" text:visited-style-name="Index_20_Link">Why Did God Do This To Me?<text:tab/>16</text:a></text:p>
          <text:p text:style-name="P22"><text:a xlink:type="simple" xlink:href="#__RefHeading___Toc2094_3586674956" text:style-name="Index_20_Link" text:visited-style-name="Index_20_Link"><text:span text:style-name="T51">W</text:span><text:span text:style-name="T51">hy Me?</text:span><text:tab/>17</text:a></text:p>
          <text:p text:style-name="P22"><text:a xlink:type="simple" xlink:href="#__RefHeading___Toc2410_3586674956" text:style-name="Index_20_Link" text:visited-style-name="Index_20_Link"><text:span text:style-name="T51">S</text:span><text:span text:style-name="T51">ometimes Things Don’t Add Up</text:span><text:tab/>18</text:a></text:p>
          <text:p text:style-name="P22"><text:a xlink:type="simple" xlink:href="#__RefHeading___Toc2562_3586674956" text:style-name="Index_20_Link" text:visited-style-name="Index_20_Link"><text:span text:style-name="T51">V</text:span><text:span text:style-name="T51">oices</text:span><text:tab/>19</text:a></text:p>
          <text:p text:style-name="P22"><text:a xlink:type="simple" xlink:href="#__RefHeading___Toc2759_3586674956" text:style-name="Index_20_Link" text:visited-style-name="Index_20_Link"><text:span text:style-name="T51">L</text:span><text:span text:style-name="T51">iving Your Best Life</text:span><text:tab/>19</text:a></text:p>
          <text:p text:style-name="P22"><text:a xlink:type="simple" xlink:href="#__RefHeading___Toc2896_3586674956" text:style-name="Index_20_Link" text:visited-style-name="Index_20_Link"><text:span text:style-name="T51">A</text:span><text:span text:style-name="T51">nxious To Live</text:span><text:tab/>20</text:a></text:p>
          <text:p text:style-name="P22"><text:a xlink:type="simple" xlink:href="#__RefHeading___Toc2588_4246929340" text:style-name="Index_20_Link" text:visited-style-name="Index_20_Link">Death, A Certain End<text:tab/>20</text:a></text:p>
          <text:p text:style-name="P21"><text:a xlink:type="simple" xlink:href="#__RefHeading___Toc3257_4246929340" text:style-name="Index_20_Link" text:visited-style-name="Index_20_Link"><text:span text:style-name="T51">H</text:span><text:span text:style-name="T51">ave We Not Heard The Chimes At Midnight</text:span><text:tab/>22</text:a></text:p>
          <text:p text:style-name="P22"><text:a xlink:type="simple" xlink:href="#__RefHeading___Toc3110_1071567929" text:style-name="Index_20_Link" text:visited-style-name="Index_20_Link"><text:span text:style-name="T51">I</text:span><text:span text:style-name="T51">t Would Have Been Nice</text:span><text:tab/>23</text:a></text:p>
          <text:p text:style-name="P22"><text:a xlink:type="simple" xlink:href="#__RefHeading___Toc3410_3232343310" text:style-name="Index_20_Link" text:visited-style-name="Index_20_Link"><text:span text:style-name="T51">F</text:span><text:span text:style-name="T51">orgiving Yourself</text:span><text:tab/>24</text:a></text:p>
          <text:p text:style-name="P22"><text:a xlink:type="simple" xlink:href="#__RefHeading___Toc3360_2079471277" text:style-name="Index_20_Link" text:visited-style-name="Index_20_Link"><text:span text:style-name="T51">C</text:span><text:span text:style-name="T51">ancer</text:span><text:tab/>24</text:a></text:p>
          <text:p text:style-name="P22"><text:a xlink:type="simple" xlink:href="#__RefHeading___Toc3454_2412050655" text:style-name="Index_20_Link" text:visited-style-name="Index_20_Link"><text:span text:style-name="T51">S</text:span><text:span text:style-name="T51">eeking Therapy</text:span><text:tab/>24</text:a></text:p>
          <text:p text:style-name="P22"><text:a xlink:type="simple" xlink:href="#__RefHeading___Toc3483_3441191396" text:style-name="Index_20_Link" text:visited-style-name="Index_20_Link"><text:span text:style-name="T51">W</text:span><text:span text:style-name="T51">anting To Die</text:span><text:tab/>25</text:a></text:p>
          <text:p text:style-name="P22"><text:a xlink:type="simple" xlink:href="#__RefHeading___Toc3554_2654568362" text:style-name="Index_20_Link" text:visited-style-name="Index_20_Link"><text:span text:style-name="T51">S</text:span><text:span text:style-name="T51">o, What’s Next?</text:span><text:tab/>26</text:a></text:p>
          <text:p text:style-name="P22"><text:a xlink:type="simple" xlink:href="#__RefHeading___Toc3684_2161481090" text:style-name="Index_20_Link" text:visited-style-name="Index_20_Link"><text:span text:style-name="T51">T</text:span><text:span text:style-name="T51">hings Don’t Matter</text:span><text:tab/>26</text:a></text:p>
          <text:p text:style-name="P20"><text:a xlink:type="simple" xlink:href="#__RefHeading___Toc4134_4079008032" text:style-name="Index_20_Link" text:visited-style-name="Index_20_Link"><text:span text:style-name="T51">T</text:span><text:span text:style-name="T51">he End</text:span><text:tab/>27</text:a></text:p>
          <text:p text:style-name="P21"><text:a xlink:type="simple" xlink:href="#__RefHeading___Toc4166_4079008032" text:style-name="Index_20_Link" text:visited-style-name="Index_20_Link">It Was Inevitable<text:tab/>27</text:a></text:p>
          <text:p text:style-name="P21"><text:a xlink:type="simple" xlink:href="#__RefHeading___Toc3955_1452520708" text:style-name="Index_20_Link" text:visited-style-name="Index_20_Link"><text:span text:style-name="T51">I</text:span><text:span text:style-name="T51">t Was Always Meant To Happen</text:span><text:tab/>28</text:a></text:p>
          <text:p text:style-name="P21"><text:a xlink:type="simple" xlink:href="#__RefHeading___Toc4078_1452520708" text:style-name="Index_20_Link" text:visited-style-name="Index_20_Link"><text:span text:style-name="T51">D</text:span><text:span text:style-name="T51">on’t Go Prying</text:span><text:tab/>28</text:a></text:p>
        </text:index-body>
      </text:table-of-content>
      <text:p text:style-name="Text_20_body"><text:soft-page-break/></text:p>
      <text:h text:style-name="P15" text:outline-level="1"><text:bookmark-start text:name="__RefHeading___Toc172_1691238551"/>Introduction<text:bookmark-end text:name="__RefHeading___Toc172_1691238551"/></text:h>
      <text:p text:style-name="P27"><text:tab/><text:span text:style-name="T352">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27"><text:tab/><text:span text:style-name="T476">I’m not going to answer the actual question of the title of this document. I don’t see the need to do anything of the kind. It’s a simple document where thoughts reside and emotions abound. Yeah, it’s a thing.</text:span></text:p>
      <text:p text:style-name="P27"><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2"> that’s the main purpose of this life for most people. There are us outliers who really don’t have a clue how any of this is meant to proceed; and that’s okay!</text:span></text:p>
      <text:p text:style-name="P27"><text:span text:style-name="T52"><text:tab/></text:span><text:span text:style-name="T53">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2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28"><text:tab/>That’s what this life is all about.</text:p>
      <text:p text:style-name="P34"><text:span text:style-name="T51">Kyle Eggleston<text:line-break/>Thinking In The Dark<text:line-break/>March </text:span><text:span text:style-name="T77">5</text:span><text:span text:style-name="T51">, 2026</text:span></text:p>
      <text:h text:style-name="P16" text:outline-level="1"><text:bookmark-start text:name="__RefHeading___Toc174_1691238551"/>Prologue<text:bookmark-end text:name="__RefHeading___Toc174_1691238551"/></text:h>
      <text:p text:style-name="P35"><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35"><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35"><text:soft-page-break/><text:tab/><text:span text:style-name="T394">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16" text:outline-level="1"><text:bookmark-start text:name="__RefHeading___Toc176_1691238551"/>The Beginning<text:bookmark-end text:name="__RefHeading___Toc176_1691238551"/></text:h>
      <text:h text:style-name="P23" text:outline-level="2"><text:bookmark-start text:name="__RefHeading___Toc178_1691238551"/>We Have To Start Somewhere<text:bookmark-end text:name="__RefHeading___Toc178_1691238551"/></text:h>
      <text:p text:style-name="P36"><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36"><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25" text:outline-level="3"><text:bookmark-start text:name="__RefHeading___Toc3362_3232343310"/>Working Things Out<text:bookmark-end text:name="__RefHeading___Toc3362_3232343310"/></text:h>
      <text:p text:style-name="P37"><text:tab/>Not everything will work out of course. It could take some time in order for things to fall into place. <text:span text:style-name="T478">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23" text:outline-level="2"><text:bookmark-start text:name="__RefHeading___Toc196_1691238551"/>Not Everything Makes Sense<text:bookmark-end text:name="__RefHeading___Toc196_1691238551"/></text:h>
      <text:p text:style-name="P38"><text:tab/><text:span text:style-name="T353">There are things in life that don’t make sense. </text:span><text:span text:style-name="T354">So many things that happen or occur where we are left scratching our heads thinking what he hell just happened? </text:span><text:span text:style-name="T355">It happens more than you would think. </text:span><text:span text:style-name="T356">Granted it would be nice if things in this life made sense. I’m not sure </text:span><text:span text:style-name="T14">how</text:span><text:span text:style-name="T54"> that would take place or </text:span><text:span text:style-name="T14">what</text:span><text:span text:style-name="T54"> it would look like. But the </text:span><text:span text:style-name="T14">idea</text:span><text:span text:style-name="T54"> that something is out there that actually makes sense in this life? Now that’s something to talk about.</text:span></text:p>
      <text:p text:style-name="P38"><text:soft-page-break/><text:span text:style-name="T54"><text:tab/></text:span><text:span text:style-name="T55">If nothing makes sense, and we’re just living life by holding onto whatever comes along this life will never make sense. </text:span><text:span text:style-name="T56">Perhaps it’s not meant to make sense. Now there’s a thought. I suppose if life were to make 100% absolute sense, there wouldn’t be any mysteries left now would there. </text:span><text:span text:style-name="T57">Is that what drives us? A good mystery to be solved? Is life just a big mystery that no one knows how to solve?</text:span></text:p>
      <text:p text:style-name="P38"><text:span text:style-name="T57"><text:tab/></text:span><text:span text:style-name="T58">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5">Benjamin Franklin from a 1789 letter to Jean-Baptiste Leroy regarding the new U.S. Constitution.</text:p></text:note-body></text:note></text:span></text:p>
      <text:p text:style-name="P38"><text:span text:style-name="T58"><text:tab/></text:span><text:span text:style-name="T59">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0">Life is difficult at times. Too difficult from time to time actually. I would rather not think about it, but here I am doing exactly that. When life gets rough or hard, you just have to keep moving forward. There’s nothing else you can do but that.</text:span></text:p>
      <text:p text:style-name="P38"><text:span text:style-name="T60"><text:tab/>I don’t make up the rules, that’s just how things are. </text:span><text:span text:style-name="T61">I’d love to make some rules now and then, but I doubt it would do me any good. </text:span><text:span text:style-name="T62">Who would want to follow them to begin with? I know I’m not much of a rule follower when it comes to my own decision to follow them. Well there are </text:span><text:span text:style-name="T15">some</text:span><text:span text:style-name="T62"> rules that you just have to follow in life. No exceptions.</text:span></text:p>
      <text:p text:style-name="P38"><text:span text:style-name="T62"><text:tab/></text:span><text:span text:style-name="T63">Do you ever wonder how people make it through this life? Do you ever wonder how you make it day by day? I tend to wonder that a lot from time to time. </text:span><text:span text:style-name="T64">I mean seriously how do I manage to survive everyday as they go by? </text:span><text:span text:style-name="T65">I’m not sure I know how any of that’s supposed to work if I’m being honest.</text:span></text:p>
      <text:h text:style-name="P23" text:outline-level="2"><text:bookmark-start text:name="__RefHeading___Toc507_1691238551"/><text:span text:style-name="T65">Y</text:span><text:span text:style-name="T51">ou’ve Got To Keep Going</text:span><text:bookmark-end text:name="__RefHeading___Toc507_1691238551"/></text:h>
      <text:p text:style-name="P39"><text:span text:style-name="T51"><text:tab/>No matter what happens in this life, you have to keep moving forward. You have to keep going. But moving forward isn’t just the only thing you have to do. You have to be able to shape yourself into situations and make things possible. </text:span><text:span text:style-name="T66">Being fluid is an important ability to master. There’s a rather famous quote I enjoy:</text:span></text:p>
      <text:p text:style-name="P18">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6">Bruce Lee</text:p></text:note-body></text:note></text:p>
      <text:p text:style-name="P40"><text:span text:style-name="T51"><text:tab/></text:span><text:span text:style-name="T67">Being able to shape yourself into whatever is needed in a given moment can be a good thing at times. </text:span><text:span text:style-name="T68">You’re versatile, movable, adaptable. Whatever comes your way you can handle it. Life throws some crazy things at us from time to time, we need to be able to handle </text:span><text:soft-page-break/><text:span text:style-name="T68">whatever comes our way in order to make it through the rough times so we can enjoy the good times.</text:span></text:p>
      <text:p text:style-name="P40"><text:span text:style-name="T68"><text:tab/></text:span><text:span text:style-name="T69">When we’re going through the bad times, we remember how good the good times were and that can help us keep moving forward </text:span><text:span text:style-name="T70">by looking forward to those good times again. </text:span><text:span text:style-name="T71">I won’t lie, it would be nice not to have to live through those kinds of experiences ever again. </text:span><text:span text:style-name="T72">But that’s not how this life works unfortunately. </text:span><text:span text:style-name="T73">I can’t say for certain </text:span><text:span text:style-name="T357">how</text:span><text:span text:style-name="T73"> this life is meant to be. I don’t think it’s meant to be hard. But choices we make and things we go through during this life can make things difficult.</text:span><text:span text:style-name="T73"><text:note text:id="ftn4" text:note-class="footnote"><text:note-citation>4</text:note-citation><text:note-body><text:p text:style-name="P7">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358">between. I’m sure there are some people who can see gray areas in their life. I just don’t see how that’s possible. I don’t know why I can’t seem to see that. </text:span><text:span text:style-name="T359">I </text:span><text:span text:style-name="T16">know</text:span><text:span text:style-name="T74"> life isn’t just black and white. My brain knows this, but I can’t seem to accept that fact.</text:span></text:p></text:note-body></text:note></text:span></text:p>
      <text:p text:style-name="P40"><text:span text:style-name="T73"><text:tab/></text:span><text:span text:style-name="T75">It’s said that life has a way of figuring things out by itself. It finds a way. No matter what happens, life figures out a way to sort everything out. It’s not always what we planned on mind you, but it is what’s needed at that moment in time. </text:span><text:span text:style-name="T76">That’s what matters most.</text:span></text:p>
      <text:p text:style-name="P40"><text:span text:style-name="T76"><text:tab/></text:span><text:span text:style-name="T78">Sometimes this life gets unnecessarily complex. Complex doesn’t have to mean it’s a bad thing. Complex can be good. Okay it </text:span><text:span text:style-name="T360">can</text:span><text:span text:style-name="T78"> be a bad thing at times. There’s no lie in that </text:span><text:span text:style-name="T79">thought process. Yes it would be nice if things didn’t become complex, but what would this life be if that didn’t happen from time to time. </text:span><text:span text:style-name="T80">I wish this life didn’t happen the way it happens at times. But wishing doesn’t bring about anything unless you act on it to make things different. </text:span><text:span text:style-name="T81">How does that phrase go? </text:span><text:span text:style-name="T366">If wishes were horses…</text:span><text:span text:style-name="T310"><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1"> yeah something like that.</text:span></text:p>
      <text:h text:style-name="P23" text:outline-level="2"><text:bookmark-start text:name="__RefHeading___Toc1039_1691238551"/><text:span text:style-name="T81">T</text:span><text:span text:style-name="T51">hinking Things Through</text:span><text:bookmark-end text:name="__RefHeading___Toc1039_1691238551"/></text:h>
      <text:p text:style-name="P41"><text:span text:style-name="T51"><text:tab/></text:span><text:span text:style-name="T82">Life causes one to pause and think about things from time to time. </text:span><text:span text:style-name="T83">Sometimes those pauses can be therapeutic, other times they can be kind of upsetting. In fact it can be down right upsetting. </text:span><text:span text:style-name="T84">There doesn’t seem to be a rhyme or reason to any of it. Just thoughts doing their thing in a person’s brain is all.</text:span></text:p>
      <text:p text:style-name="P41"><text:span text:style-name="T84"><text:tab/></text:span><text:span text:style-name="T85">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41"><text:span text:style-name="T85"><text:tab/></text:span><text:span text:style-name="T86">It would be nice to be able to think without going crazy at times. </text:span><text:span text:style-name="T87">I suppose if this life was meant to be simple we wouldn’t be thinking all the time. </text:span><text:span text:style-name="T88">But we have these brains and </text:span><text:soft-page-break/><text:span text:style-name="T88">those brains like to think about things from time to time. Sometimes overthinking can happen. Call it a phase, or a disease, call it whatever you want to it’s a thing. </text:span><text:span text:style-name="T89">Everyone thinks, there’s no rocket science to that thought.</text:span></text:p>
      <text:p text:style-name="P41"><text:span text:style-name="T89"><text:tab/></text:span><text:span text:style-name="T90">Thinking of thoughts, there are some thoughts that don’t want to leave your head. They like to stick around for the long haul. There doesn’t seem to be any reason to why that is, it just tends to happen. </text:span><text:span text:style-name="T91">They tend to live rent free in your mind. But are they really rent free? They are taking up precious space within that brain of yours.</text:span></text:p>
      <text:p text:style-name="P41"><text:span text:style-name="T91"><text:tab/></text:span><text:span text:style-name="T92">Sometimes the thoughts get so convoluted that you can’t think straight. When the thoughts start speaking nonsense to you, that might be a good idea to try and stop thinking. </text:span><text:span text:style-name="T93">But sometimes your brain just won’t shut off, so what do you do then? </text:span><text:span text:style-name="T94">If I had the answer to that question, I suppose I would have all the answers. </text:span><text:span text:style-name="T95">But as luck would have it I don’t have all the answers, only more questions.</text:span><text:span text:style-name="T95"><text:note text:id="ftn6" text:note-class="footnote"><text:note-citation>6</text:note-citation><text:note-body><text:p text:style-name="P8">Questions come in so many forms and flavors. They can be silly, crazy questions that require no answer or they are questions that require an answer now, not ten years from now, now.</text:p></text:note-body></text:note></text:span></text:p>
      <text:p text:style-name="P41"><text:span text:style-name="T95"><text:tab/></text:span><text:span text:style-name="T96">If thinking has the possibility of making things better then I’m all for it. If they tend to hurt or make things worse, then they can just go away. </text:span><text:span text:style-name="T97">But thoughts don’t have the ability of just disappearing overnight. When the brain thinks, it continues to think, so here we are thinking our lives away. Always moving forward and thinking about the future.</text:span></text:p>
      <text:h text:style-name="P16" text:outline-level="1"><text:bookmark-start text:name="__RefHeading___Toc668_4145929403"/><text:span text:style-name="T97">T</text:span><text:span text:style-name="T51">he Middle</text:span><text:bookmark-end text:name="__RefHeading___Toc668_4145929403"/></text:h>
      <text:h text:style-name="P23" text:outline-level="2"><text:bookmark-start text:name="__RefHeading___Toc670_4145929403"/>The Past<text:bookmark-end text:name="__RefHeading___Toc670_4145929403"/></text:h>
      <text:p text:style-name="P42"><text:span text:style-name="T51"><text:tab/>Ah the past. It had to begin somewhere. </text:span><text:span text:style-name="T98">Everyone has a past. Some people don’t look fondly back at their pasts while others have no problem with what they’ve done. It’s a mixed bag of nuts to be honest. </text:span><text:span text:style-name="T99">I suppose that’s just how things flow from time to time. Thinking about the past can bring up bad memories for some </text:span><text:span text:style-name="T100">and good memories for others.</text:span></text:p>
      <text:p text:style-name="P42"><text:span text:style-name="T100"><text:tab/></text:span><text:span text:style-name="T101">Thinking about the past can be a good thing. It can prepare one for the future. If someone made a mistake once in the past, they can avoid making that same mistake in the future. </text:span><text:span text:style-name="T102">So in a way, the past can be a good thing to look back on. But, just because we can exist in the past doesn’t mean we should </text:span><text:span text:style-name="T361">always</text:span><text:span text:style-name="T102"> exist there.</text:span></text:p>
      <text:p text:style-name="P42"><text:span text:style-name="T102"><text:tab/></text:span><text:span text:style-name="T103">Making time to change the past isn’t possible. You can try to change the past all you want, but you cannot change the past. You can only look to the present and future with hope that the past will not haunt you </text:span><text:span text:style-name="T104">for indeed the past can haunt you.</text:span></text:p>
      <text:p text:style-name="P18">Do not dwell in the past, do not dream of the future, concentrate the mind on the present moment.<text:note text:id="ftn7" text:note-class="footnote"><text:note-citation>7</text:note-citation><text:note-body><text:p text:style-name="P9">Buddha</text:p></text:note-body></text:note></text:p>
      <text:p text:style-name="P42"><text:soft-page-break/><text:span text:style-name="T104"><text:tab/></text:span><text:span text:style-name="T105">Simply put, the past can bring about demons and ghosts that you may not want to revisit from time to time. </text:span><text:span text:style-name="T106">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42"><text:span text:style-name="T106"><text:tab/></text:span><text:span text:style-name="T107">If the past does come knocking, it’s best you don’t answer the door. </text:span><text:span text:style-name="T108">You wouldn’t answer the door to a stranger would you? So why would you answer the door to a past that you don’t want to relive. Why indeed. </text:span><text:span text:style-name="T109">Doesn’t quite make sense does it? No, I didn’t think so. There’s not much that make sense these days when the past is concerned.</text:span></text:p>
      <text:p text:style-name="P42"><text:span text:style-name="T109"><text:tab/></text:span><text:span text:style-name="T110">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23" text:outline-level="2"><text:bookmark-start text:name="__RefHeading___Toc940_4145929403"/><text:span text:style-name="T110">T</text:span><text:span text:style-name="T51">he Present</text:span><text:bookmark-end text:name="__RefHeading___Toc940_4145929403"/></text:h>
      <text:p text:style-name="P43"><text:span text:style-name="T51"><text:tab/></text:span><text:span text:style-name="T111">They say to cherish the present, it will never come again. Once the present is gone it becomes the past, we’ve already talked about the past. The present is also considered a gift, it is what we get today and the experiences we have can be amazing. </text:span><text:span text:style-name="T112">The present can also be scary. There are things out there that happen on a daily basis that just have the ability to scare the snot out of you. </text:span><text:span text:style-name="T113">I wish that wasn’t the case, but I have no power over what happens.</text:span></text:p>
      <text:p text:style-name="P29"><text:tab/><text:span text:style-name="T362">There is a phrase that captures looking at the present quite well:</text:span></text:p>
      <text:p text:style-name="P19">carpe diem<text:note text:id="ftn8" text:note-class="footnote"><text:note-citation>8</text:note-citation><text:note-body><text:p text:style-name="Footnote"><text:span text:style-name="T362">U</text:span>sed to urge someone to make the most of the present time and give little thought to the future. <text:span text:style-name="T364">B</text:span>ook 1 of the Roman poet Horace's work Odes (23 BC).</text:p></text:note-body></text:note></text:p>
      <text:p text:style-name="P44"><text:tab/><text:span text:style-name="T363">We need to seize the day and see what can come from it. </text:span><text:span text:style-name="T365">Only then can we measure our true potential in this life. </text:span><text:span text:style-name="T367">Only then can we properly enjoy everything this life has to offer us. To seek out that which we know to be true and good and honest, we <text:s/>must find a way to celebrate the present and see what can be learned. </text:span><text:span text:style-name="T368">If we don’t we will miss out on an opportunity so vast that we’ll regret it.</text:span></text:p>
      <text:p text:style-name="P44"><text:tab/><text:span text:style-name="T369">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44"><text:soft-page-break/><text:tab/><text:span text:style-name="T370">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44"><text:tab/><text:span text:style-name="T371">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44"><text:tab/><text:span text:style-name="T371">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44"><text:tab/><text:span text:style-name="T372">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14">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44"><text:span text:style-name="T114"><text:tab/></text:span><text:span text:style-name="T115">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15"><text:note text:id="ftn9" text:note-class="footnote"><text:note-citation>9</text:note-citation><text:note-body><text:p text:style-name="P10">See “I Dream of Genie”</text:p></text:note-body></text:note></text:span></text:p>
      <text:p text:style-name="P44"><text:span text:style-name="T115"><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15">because of them. </text:span><text:span text:style-name="T116">I suppose I could try and make it all stop at some point but I’m not sure I know how to do that. Not yet at least.</text:span></text:p>
      <text:p text:style-name="P44"><text:span text:style-name="T116"><text:tab/></text:span><text:span text:style-name="T117">Life is so short. We must live in the present to get the most out of it. You never know when death will come knocking at your door. </text:span><text:span text:style-name="T118">Death will always come knocking on someone’s door, that’s how death works. </text:span><text:span text:style-name="T119">The future can’t be determined, only that death is in everyone’s future. It’ll happen eventually and when that day comes, I’ll be ready. </text:span><text:span text:style-name="T120">Well maybe not as ready as I’d like, I mean it’ll probably sneak up on me.</text:span></text:p>
      <text:p text:style-name="P44"><text:span text:style-name="T120"><text:tab/></text:span><text:span text:style-name="T121">Now don’t get me wrong, I don’t make it a habit thinking about death. It just comes up from time to time in my mind. </text:span><text:span text:style-name="T122">It comes with the territory, I might talk about that so called territory a little later. </text:span><text:span text:style-name="T123">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23" text:outline-level="2"><text:bookmark-start text:name="__RefHeading___Toc1011_4186773524"/><text:span text:style-name="T123">T</text:span><text:span text:style-name="T51">he Future</text:span><text:bookmark-end text:name="__RefHeading___Toc1011_4186773524"/></text:h>
      <text:p text:style-name="P45"><text:span text:style-name="T51"><text:tab/>Now we reach the future. It’s not written, it’s not even made yet, the future is unexpected and everything that comes can be a surprise. </text:span><text:span text:style-name="T124">What exactly is the future? It’s a moment in time that is past the moment we’re currently in. </text:span><text:span text:style-name="T125">The future is something to look forward to, it’s not something to be afraid of.</text:span></text:p>
      <text:h text:style-name="P25" text:outline-level="3"><text:bookmark-start text:name="__RefHeading___Toc1103_4186773524"/><text:span text:style-name="T125">T</text:span><text:span text:style-name="T51">ime Travel</text:span><text:bookmark-end text:name="__RefHeading___Toc1103_4186773524"/></text:h>
      <text:p text:style-name="P46"><text:span text:style-name="T51"><text:tab/></text:span><text:span text:style-name="T126">Time travel isn’t possible, </text:span><text:span text:style-name="T18">yet</text:span><text:span text:style-name="T126">. If it were we would be seeing time travelers pop up all over the place doing their time travel thing. </text:span><text:span text:style-name="T127">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46"><text:span text:style-name="T127"><text:tab/></text:span><text:span text:style-name="T128">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8"> cause a time paradox or some other disaster, but that’s a chance I’m willing to take.</text:span></text:p>
      <text:p text:style-name="P46"><text:span text:style-name="T128"><text:tab/></text:span><text:span text:style-name="T129">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0">Think about it, you go back in time place the right bets or play </text:span><text:soft-page-break/><text:span text:style-name="T130">the stock market right and bam you have money. Who wouldn’t want to make some money if they could time travel? Exactly my thought.</text:span></text:p>
      <text:h text:style-name="P25" text:outline-level="3"><text:bookmark-start text:name="__RefHeading___Toc1142_217679637"/><text:span text:style-name="T130">J</text:span><text:span text:style-name="T51">aded</text:span><text:span text:style-name="T51"><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47"><text:span text:style-name="T51"><text:tab/>Live long enough and you’ll find out that you’re pretty jaded. It’s a curse of just living. </text:span><text:span text:style-name="T131">You live long enough and you won’t care like you used to. I wish I could say it didn’t happen but it does. </text:span><text:span text:style-name="T132">It happens to the nicest of people, to the worst of people, all people in fact. It has no care for status or power and affects all people equally.</text:span></text:p>
      <text:p text:style-name="P47"><text:span text:style-name="T132"><text:tab/></text:span><text:span text:style-name="T133">I’d like to think I haven’t hit the jaded head space yet. I mean that would be nice thinking wouldn’t it? Yeah I thought so. </text:span><text:span text:style-name="T134">Unless it’s possible to be jaded without knowing it. I guess </text:span><text:span text:style-name="T20">anything</text:span><text:span text:style-name="T134"> is possible. </text:span><text:span text:style-name="T135">It would also be nice not to think about anything and be worried about it. I say that’s just life though, you live and worry about whatever comes across your desk.</text:span></text:p>
      <text:h text:style-name="P23" text:outline-level="2"><text:bookmark-start text:name="__RefHeading___Toc1234_217679637"/><text:span text:style-name="T135">L</text:span><text:span text:style-name="T51">ife Is Weird</text:span><text:bookmark-end text:name="__RefHeading___Toc1234_217679637"/></text:h>
      <text:p text:style-name="P44"><text:span text:style-name="T51"><text:tab/></text:span><text:span text:style-name="T136">Let’s face it, life can be a little weird at times. </text:span><text:span text:style-name="T137">I mean there’s a lot of things in this life that are just plain strange. </text:span><text:span text:style-name="T138">If I don’t realize just how strange or odd this life can be or get, then what am I even doing with my life? What will it do to me? I’m not sure I have all the answers to these questions, and oh so many more questions that come to mind. </text:span><text:span text:style-name="T139">I’m not sure I like how unstable this life can be at times. It can be a little confusing to be honest.</text:span></text:p>
      <text:p text:style-name="P44"><text:span text:style-name="T139"><text:tab/></text:span><text:span text:style-name="T140">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44"><text:span text:style-name="T140"><text:tab/></text:span><text:span text:style-name="T141">Whatever the case and whatever happens in life, it will always be strange to me. But that’s not real news, to me at least. It’s just something that happens during this life. </text:span><text:span text:style-name="T142">If I could have a normal day inside my head at least, that would be a miracle. But my brain doesn’t like to work that way it would seem and I am stuck in this … prison like place where I can’t think straight. </text:span><text:span text:style-name="T143">That’s more like it, my mind is a prison and I am the prisoner. I can’t do anything about it and I can’t do anything with it. That’s my mind in a nutshell. That’s why this life is nuts. </text:span><text:span text:style-name="T144">I don’t make up the rules, I just follow them, and those rules say that life doesn’t make sense, it’s crazy, uncontrollable, and stupid at times. There I said it, </text:span><text:span text:style-name="T145">and I meant it.</text:span></text:p>
      <text:h text:style-name="P25" text:outline-level="3"><text:bookmark-start text:name="__RefHeading___Toc1397_3132659315"/><text:soft-page-break/><text:span text:style-name="T145">L</text:span><text:span text:style-name="T51">ittle Green Men</text:span><text:bookmark-end text:name="__RefHeading___Toc1397_3132659315"/></text:h>
      <text:p text:style-name="P18">In space, no one can hear you scream.<text:note text:id="ftn11" text:note-class="footnote"><text:note-citation>11</text:note-citation><text:note-body><text:p text:style-name="P11">Tagline for the 1979 science fiction horror film <text:span text:style-name="T373">Alien</text:span>.</text:p></text:note-body></text:note></text:p>
      <text:p text:style-name="P3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48"><text:span text:style-name="T51"><text:tab/></text:span><text:span text:style-name="T146">If I knew anything there is to know on the subject, I </text:span><text:span text:style-name="T21">could</text:span><text:span text:style-name="T146"> be a pro at it. But I haven’t studied alien abductions much. Just what I’ve read and heard about. There’s so much to go into I’m sure. </text:span><text:span text:style-name="T312">Project Blue Book</text:span><text:span text:style-name="T146"><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46"> comes to mind. That’s one document I would like to read. I’ve yet to find it though, must do more searching on the internet. I’m sure it’s out there somewhere.</text:span></text:p>
      <text:p text:style-name="P48"><text:span text:style-name="T146"><text:tab/></text:span><text:span text:style-name="T147">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48"><text:span text:style-name="T147"><text:tab/></text:span><text:span text:style-name="T148">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9">Trust me, it wouldn’t be the first time. </text:span><text:span text:style-name="T150">Maybe I watch a little too much sci-fi in my spare time and that’s the cause of the paranoia.</text:span><text:span text:style-name="T150"><text:note text:id="ftn13" text:note-class="footnote"><text:note-citation>13</text:note-citation><text:note-body><text:p text:style-name="Footnote"><text:span text:style-name="T374">U</text:span>njustified suspicion and mistrust of other people or their actions.</text:p></text:note-body></text:note></text:span><text:span text:style-name="T150"> Who knows.</text:span></text:p>
      <text:h text:style-name="P25" text:outline-level="3"><text:bookmark-start text:name="__RefHeading___Toc1429_2846621028"/><text:span text:style-name="T150">G</text:span><text:span text:style-name="T51">overnment Cover up</text:span><text:bookmark-end text:name="__RefHeading___Toc1429_2846621028"/></text:h>
      <text:p text:style-name="P49"><text:span text:style-name="T51"><text:tab/></text:span><text:span text:style-name="T151">The government is always covering up something. Aliens are no different. Why else would they have started a top secret project for investigating alien spacecraft, or UFOs as they are most commonly called. </text:span><text:span text:style-name="T152">If they hid that from the people, what else are they hiding? I’m no </text:span><text:soft-page-break/><text:span text:style-name="T152">expert, and I understand the government has to keep certain things from its people but some things need to be made known.</text:span></text:p>
      <text:p text:style-name="P49"><text:span text:style-name="T152"><text:tab/></text:span><text:span text:style-name="T153">It’s possible that there are certain things the government keeps from the general population in order to protect us, as a people. Shouldn’t it be up to the civilians, who are being protected, to say if they want that protection? </text:span><text:span text:style-name="T154">That would mean the government would have to come clean with anything they’re hiding. </text:span><text:span text:style-name="T155">Do you honestly believe they’ll come forward with any information that would be useful? I doubt it.</text:span></text:p>
      <text:p text:style-name="P49"><text:span text:style-name="T155"><text:tab/></text:span><text:span text:style-name="T156">Governments are good at keeping secrets, unless you have a whistle blower come forward with information that the people need to hear. </text:span><text:span text:style-name="T157">Edward Snowden</text:span><text:span text:style-name="T157"><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7">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9">How is that lawful?</text:span><text:span text:style-name="T157"> I’m not sure. </text:span><text:span text:style-name="T158">Here’s a tweet on X from Edward Snowden:</text:span></text:p>
      <text:p text:style-name="P18">When a crooked politician calls me traitor, ask yourself: who did I betray? The courts have ruled repeatedly that the programs I revealed were unlawful, and likely unconstitutional—a violation of your rights.</text:p>
      <text:p text:style-name="P18">If this is treason, what they call loyalty is a crime.<text:note text:id="ftn15" text:note-class="footnote"><text:note-citation>15</text:note-citation><text:note-body><text:p text:style-name="P12">Edward Snowden’s X account (@Snowden), Dec 15, 2020 3:29 PM https://x.com/Snowden/status/1338974576047480835</text:p></text:note-body></text:note></text:p>
      <text:p text:style-name="P44"><text:tab/><text:span text:style-name="T375">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25" text:outline-level="3"><text:bookmark-start text:name="__RefHeading___Toc1649_2846621028"/>Fun and Games<text:bookmark-end text:name="__RefHeading___Toc1649_2846621028"/></text:h>
      <text:p text:style-name="P50"><text:tab/><text:span text:style-name="T379">There’s</text:span> a <text:span text:style-name="T379">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376">It’s not fair to anyone involved and can be a source of hurt and trouble for you. </text:span><text:span text:style-name="T377">Warnings seldom come to those who have good intentions. You tend to ignore or avoid warnings signs when they’re staring you right in the face, simply because you think you’re doing the right thing. </text:span><text:span text:style-name="T378">It can be a costly adventure to be sure.</text:span></text:p>
      <text:p text:style-name="P50"><text:tab/><text:span text:style-name="T380">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81">But sometimes life just happens and with that terrible things can be thrown in the mix.</text:span></text:p>
      <text:p text:style-name="P50"><text:tab/><text:span text:style-name="T382">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50"><text:tab/><text:span text:style-name="T383">It would be nice to have some understanding of everything that goes on and happens in this life. </text:span><text:span text:style-name="T384">But I doubt that will ever occur. </text:span><text:span text:style-name="T385">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25" text:outline-level="3"><text:bookmark-start text:name="__RefHeading___Toc1925_2846621028"/>Lemons<text:bookmark-end text:name="__RefHeading___Toc1925_2846621028"/></text:h>
      <text:p text:style-name="P51"><text:tab/>There’s a saying that most people know:</text:p>
      <text:p text:style-name="P18">When life gives you lemons, make lemonade.<text:note text:id="ftn16" text:note-class="footnote"><text:note-citation>16</text:note-citation><text:note-body><text:p text:style-name="Footnote">Elbert Hubbard, <text:span text:style-name="T386">1915 obituary obituary for actor Marshall Pinckney Wilder. Hubbard wrote that Wilder "picked up the lemons that Fate had sent him and started a lemonade stand". </text:span></text:p></text:note-body></text:note></text:p>
      <text:p text:style-name="P44"><text:tab/><text:span text:style-name="T386">Life tends to </text:span><text:span text:style-name="T387">give us lemons from time to time. We have to <text:s/>pick ourselves up by our bootstraps and seek out the silver lining in everything that’s happening. If that entails making lemonade from the lemons so be it. </text:span><text:span text:style-name="T388">It doesn’t mean things will get better right away, but it’s a stepping stone towards something that’s better. </text:span><text:span text:style-name="T389">Rather it </text:span><text:span text:style-name="T22">can</text:span><text:span text:style-name="T160"> be a stepping stone to something that’s better. It’s all how you take things in. You have to try and make things better, they won’t just get better because you wish it.</text:span></text:p>
      <text:p text:style-name="P44"><text:span text:style-name="T160"><text:tab/></text:span><text:span text:style-name="T161">I believe life has given me lemons on several occasions. I didn’t always make lemonade from the situations though. I don’t regret not making lemonade, there just wasn’t enough </text:span><text:soft-page-break/><text:span text:style-name="T161">vodka to put in the lemonade so I wouldn’t remember it. </text:span><text:span text:style-name="T162">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63">Eventually the present will become the past and the future will become the present, that’s just how this life works.</text:span></text:p>
      <text:p text:style-name="P44"><text:span text:style-name="T163"><text:tab/></text:span><text:span text:style-name="T164">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25" text:outline-level="3"><text:bookmark-start text:name="__RefHeading___Toc2101_2846621028"/><text:span text:style-name="T164">W</text:span><text:span text:style-name="T51">hat’s Past Is Prologue</text:span><text:span text:style-name="T51"><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52"><text:span text:style-name="T51"><text:tab/></text:span><text:span text:style-name="T165">That being said, what has been written is simply </text:span><text:span text:style-name="T23">prologue</text:span><text:span text:style-name="T165">.</text:span><text:span text:style-name="T165"><text:note text:id="ftn18" text:note-class="footnote"><text:note-citation>18</text:note-citation><text:note-body><text:p text:style-name="Footnote"><text:span text:style-name="T390">A</text:span> separate introductory section of a literary or musical work.</text:p></text:note-body></text:note></text:span><text:span text:style-name="T165">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66">If it is all prologue as I have stated, then the actual prologue section isn’t what it would seem. So that doesn’t make anything confusing.</text:span></text:p>
      <text:p text:style-name="P52"><text:span text:style-name="T166"><text:tab/>Perhaps the thought process is just an endless stream of whatever is coming from my mind. I don’t always know what’s going on, but I do know what it is I </text:span><text:span text:style-name="T24">don’t</text:span><text:span text:style-name="T166"> know. What I don’t know is what makes this life worth living. Some people have a purpose for life, a reason for living. I’m not sure I have that in my life. I just live and deal with whatever comes my way. </text:span><text:span text:style-name="T167">It would be nice to figure out exactly what’s going on in this life, but I’m not sure I know how to make that happen.</text:span></text:p>
      <text:p text:style-name="P52"><text:span text:style-name="T167"><text:tab/></text:span><text:span text:style-name="T168">There’s three main parts to life:</text:span></text:p>
      <text:list text:style-name="L1">
        <text:list-item>
          <text:list>
            <text:list-item>
              <text:list>
                <text:list-item>
                  <text:p text:style-name="P31">You’re born</text:p>
                </text:list-item>
                <text:list-item>
                  <text:p text:style-name="P31">You live</text:p>
                </text:list-item>
                <text:list-item>
                  <text:p text:style-name="P31">You die</text:p>
                </text:list-item>
              </text:list>
            </text:list-item>
          </text:list>
        </text:list-item>
      </text:list>
      <text:p text:style-name="P52"><text:span text:style-name="T168"><text:tab/>There’s not much else going on with life. </text:span><text:span text:style-name="T169">If living and dying was all we had to deal with? Life would be golden. </text:span><text:span text:style-name="T170">Unfortunately that’s not what it’s all about. We have to actually live and have experiences that make us grow into, hopefully, better people. </text:span><text:span text:style-name="T171">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2">That’s what we are.</text:span></text:p>
      <text:h text:style-name="P25" text:outline-level="3"><text:bookmark-start text:name="__RefHeading___Toc2230_2846621028"/><text:soft-page-break/><text:span text:style-name="T172">W</text:span><text:span text:style-name="T51">e’re Only Human</text:span><text:bookmark-end text:name="__RefHeading___Toc2230_2846621028"/></text:h>
      <text:p text:style-name="P53"><text:span text:style-name="T51"><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1">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73">I’m not sure if people have actually gotten away with doing what they did by citing that quote. It would be an interesting thing to research.</text:span><text:span text:style-name="T173"><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73"> </text:span><text:span text:style-name="T174">Well looking at that footnote it doesn’t appear to work too often would be my guess. Interesting.</text:span></text:p>
      <text:p text:style-name="P53"><text:span text:style-name="T174"><text:tab/></text:span><text:span text:style-name="T175">I think it is better to follow your conscience instead of hoping that you’ll get away with whatever you’re ordered to do. </text:span><text:span text:style-name="T35">Orders be damned.</text:span><text:span text:style-name="T311"><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75"> Again that’s just my own thinking on the matter. I would rather have a clear conscience than an ugly one looming over my head afraid that I did something wrong and have to face that music.</text:span></text:p>
      <text:p text:style-name="P53"><text:span text:style-name="T175"><text:tab/></text:span><text:span text:style-name="T176">Granted, whatever happens in this life comes about because of actions we make. Decisions that we decide to have happen or manifest as reality. </text:span><text:span text:style-name="T177">What exactly is reality now that we come down to it? Is it the current state in which we live? Is it something else? I’m not quite certain what reality really is, aside from it’s definition.</text:span><text:span text:style-name="T177"><text:note text:id="ftn22" text:note-class="footnote"><text:note-citation>22</text:note-citation><text:note-body><text:p text:style-name="Footnote"><text:span text:style-name="T391">T</text:span>he world or the state of things as they actually exist, as opposed to an idealistic or notional idea of them.</text:p></text:note-body></text:note></text:span></text:p>
      <text:p text:style-name="P53"><text:span text:style-name="T177"><text:tab/></text:span><text:span text:style-name="T178">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23" text:outline-level="2"><text:bookmark-start text:name="__RefHeading___Toc2424_2846621028"/><text:span text:style-name="T178">M</text:span><text:span text:style-name="T51">ental Illness</text:span><text:bookmark-end text:name="__RefHeading___Toc2424_2846621028"/></text:h>
      <text:h text:style-name="P25" text:outline-level="3"><text:bookmark-start text:name="__RefHeading___Toc2441_2846621028"/>Why Did God Do This To Me?<text:bookmark-end text:name="__RefHeading___Toc2441_2846621028"/></text:h>
      <text:p text:style-name="P54"><text:span text:style-name="T51"><text:tab/>I believe my mental illness came from God. He created me, so why wouldn’t he be the one to give me this mental illness? My thoughts exactly. </text:span><text:span text:style-name="T179">People say God doesn’t make mistakes. Well He sure knows how to put harmful things in our paths. Just be existing I have </text:span><text:soft-page-break/><text:span text:style-name="T179">this mental illness, it’s called </text:span><text:span text:style-name="T36">Major Depression with Psychosis</text:span><text:span text:style-name="T179">.</text:span><text:span text:style-name="T179"><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9"> </text:span><text:span text:style-name="T180">I was first diagnosed with </text:span><text:span text:style-name="T37">Schizoaffective Disorder</text:span><text:span text:style-name="T180">,</text:span><text:span text:style-name="T180"><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0"> but my psychiatrist decided I actually had the other thing. I guess they’re so closely related they can resemble each other? Or something like that, I don’t quite remember. </text:span><text:span text:style-name="T181">I just know that I have it.</text:span></text:p>
      <text:p text:style-name="P54"><text:span text:style-name="T181"><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2">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83">Thinking I would be better off dead and all of the nonsense that comes with those thoughts. </text:span><text:span text:style-name="T184">I know it would put a big damper on those who love and care about me, that’s why I haven’t done anything about it. That’s why I’m still alive clinging onto hope that I’ll get better and overcome this nonsense.</text:span></text:p>
      <text:h text:style-name="P25" text:outline-level="3"><text:bookmark-start text:name="__RefHeading___Toc2094_3586674956"/><text:span text:style-name="T184">W</text:span><text:span text:style-name="T51">hy Me?</text:span><text:bookmark-end text:name="__RefHeading___Toc2094_3586674956"/></text:h>
      <text:p text:style-name="P55"><text:span text:style-name="T51"><text:tab/>So, why did </text:span><text:span text:style-name="T12">I</text:span><text:span text:style-name="T51"> have to come down with this illness? I know it happens to 10-19% of people so I’m not alone. But why did I have to have it? Why can’t I just live a normal life like the millions of other people out there. </text:span><text:span text:style-name="T185">What exactly is normal to begin with? I don’t think anyone has an answer for that. </text:span><text:span text:style-name="T186">Wishing one didn’t have this illness is one thing, hoping for the same thing is a completely different option.</text:span></text:p>
      <text:p text:style-name="P55"><text:span text:style-name="T186"><text:tab/></text:span><text:span text:style-name="T187">Granted </text:span><text:span text:style-name="T38">suicide</text:span><text:span text:style-name="T187"><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7"> is never the answer. But some thoughts just can’t be helped. </text:span><text:span text:style-name="T188">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9">Yes I believe in an afterlife where we dwell on our mortal lives. Sounds like it </text:span><text:soft-page-break/><text:span text:style-name="T189">can be hell if you ask me. </text:span><text:span text:style-name="T190">All that time to think and obsess over what we did while we were alive. All the good, the bad, and the ugly. All those thoughts </text:span><text:span text:style-name="T191">just running around in my brain or soul, or whatever remains after death. Yeah that.</text:span></text:p>
      <text:p text:style-name="P55"><text:span text:style-name="T191"><text:tab/></text:span><text:span text:style-name="T192">It’s probably not a good thing to even be talking about suicide and my thoughts on it, but I don’t care. It happens to good people you know, it’s not just something that happens to bad people so don’t get that in your mind. </text:span><text:span text:style-name="T193">Perhaps it’s my moral compass that keeps me at bay. I’m not sure if that’s the case or the medication. Either way I’m still alive and kicking.</text:span></text:p>
      <text:p text:style-name="P55"><text:span text:style-name="T193"><text:tab/></text:span><text:span text:style-name="T194">Am I supposed to have all of my thoughts and feelings in check? Am I </text:span><text:span text:style-name="T25">not</text:span><text:span text:style-name="T194"> supposed to have all of these thoughts I’m having? Is it a sin to have such thoughts, or just a sin if I </text:span><text:span text:style-name="T25">act</text:span><text:span text:style-name="T194"> on these thoughts. </text:span><text:span text:style-name="T195">I think the jury is still out on that. Unless Google has something to say about if it’s a sin or not. </text:span><text:span text:style-name="T196">Oh it has a lot to say about it, you can Google it for yourself. I won’t bore you with the details. </text:span><text:span text:style-name="T197">It’s best that I don’t look up such things myself.</text:span></text:p>
      <text:p text:style-name="P55"><text:span text:style-name="T197"><text:tab/></text:span><text:span text:style-name="T198">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9">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55"><text:span text:style-name="T199"><text:tab/>It’s a strong story of sacrifice and obedience to God. </text:span><text:span text:style-name="T200">I only hope I can be as strong as Job was if all of that happened to me. </text:span><text:span text:style-name="T201">Let’s hope none of that ever happens to me. I’m not sure I would be strong enough. I doubt God and the devil would argue over little old me. </text:span><text:span text:style-name="T202">I’m just not that important for anyone to worry about me like that.</text:span></text:p>
      <text:h text:style-name="P25" text:outline-level="3"><text:bookmark-start text:name="__RefHeading___Toc2410_3586674956"/><text:span text:style-name="T202">S</text:span><text:span text:style-name="T51">ometimes Things Don’t Add Up</text:span><text:bookmark-end text:name="__RefHeading___Toc2410_3586674956"/></text:h>
      <text:p text:style-name="P56"><text:span text:style-name="T51"><text:tab/></text:span><text:span text:style-name="T203">I think life has it in for me at times. I can’t prove any of it of course, but that’s how I feel. Sometimes you just have to trust your gut instincts, </text:span><text:span text:style-name="T204">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04"> tingles a lot. </text:span><text:span text:style-name="T205">I’m sure it’s not the same way Spderman’s spdey sense saves him, but I think it’s a thing for sure. Well, I wouldn’t say it saves me to be honest. It’s more of a curse than anything else.</text:span></text:p>
      <text:p text:style-name="P56"><text:span text:style-name="T205"><text:tab/></text:span><text:span text:style-name="T206">So, when things don’t make sense what are we supposed to do about it? There doesn’t seem to be a sensible answer to any of it if I’m being honest. </text:span><text:span text:style-name="T207">No time like the present to try </text:span><text:soft-page-break/><text:span text:style-name="T207">and figure out what’s wrong with this life. I mean, what else am I supposed to do with a life where things just don’t make sense. Exactly my thinking.</text:span></text:p>
      <text:h text:style-name="P25" text:outline-level="3"><text:bookmark-start text:name="__RefHeading___Toc2562_3586674956"/><text:span text:style-name="T207">V</text:span><text:span text:style-name="T51">oices</text:span><text:bookmark-end text:name="__RefHeading___Toc2562_3586674956"/></text:h>
      <text:p text:style-name="P57"><text:span text:style-name="T51"><text:tab/>Sometimes, when I get really depressed, I hear voices. </text:span><text:span text:style-name="T208">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9">Other times the voices just whisper my name making me think someone is talking to me when they’re not. That gets annoying, especially when there’s no one in the room with me. </text:span><text:span text:style-name="T210">So yeah they exist and they are real. Very real.</text:span></text:p>
      <text:p text:style-name="P57"><text:span text:style-name="T210"><text:tab/></text:span><text:span text:style-name="T211">So, where do these voices come from exactly? </text:span><text:span text:style-name="T212">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13">I fear that they are just coming from my mind, and my mind is a jerk for allowing it to happen.</text:span></text:p>
      <text:p text:style-name="P57"><text:span text:style-name="T213"><text:tab/></text:span><text:span text:style-name="T214">The more violent the voices get, the more anxious I tend to get. Yeah sometimes I hear people arguing in my head. I don’t like it when they argue. It’s usually about something I have no clue what they’re talking about, but hey it’s the nature of the beast. </text:span><text:span text:style-name="T215">I think that’s just how life happens for now. I hate it, but that’s life for you. </text:span><text:span text:style-name="T216">It would be nice to be able to simply shut it all down in my mind. I’m not sure exactly </text:span><text:span text:style-name="T26">how</text:span><text:span text:style-name="T216"> that’s meant to go down. But there has to be a way. If it’s through medication, I’m onboard with that. I’m still waiting for certain medications to kick in fully and work the way they’re meant to work.</text:span></text:p>
      <text:h text:style-name="P25" text:outline-level="3"><text:bookmark-start text:name="__RefHeading___Toc2759_3586674956"/><text:span text:style-name="T216">L</text:span><text:span text:style-name="T51">iving Your Best Life</text:span><text:bookmark-end text:name="__RefHeading___Toc2759_3586674956"/></text:h>
      <text:p text:style-name="P58"><text:span text:style-name="T51"><text:tab/></text:span><text:span text:style-name="T217">Life is rather important for the most part. </text:span><text:span text:style-name="T218">I mean it’s why we’re here right? It could be a coincidence, but I doubt it. Life means choosing to live in this world, not giving up and quitting. </text:span><text:span text:style-name="T219">Maybe that’s why I’m still alive, I’m not a quitter. </text:span><text:span text:style-name="T220">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58"><text:span text:style-name="T220"><text:tab/></text:span><text:span text:style-name="T221">Maybe if I didn’t have these thoughts, life would be a little easier. </text:span><text:span text:style-name="T222">Well, hate to burst that bubble but life isn’t as easy as it would seem. </text:span><text:span text:style-name="T223">Life is downright difficult at times, there’s not much to say about the difficulties that are faced day in and day out. They’re all just what feels like a mess of life in which I live. </text:span><text:span text:style-name="T224">I’ve just come to face that face and have moved forward with life, I’ll take it as it comes at me.</text:span></text:p>
      <text:p text:style-name="P58"><text:soft-page-break/><text:span text:style-name="T224"><text:tab/></text:span><text:span text:style-name="T225">There are some days that tend to be better than other days. Sometimes I wish the bad days could simply go away. I’m not sure how to do that however, so I am stuck with both the good and bad days alike. </text:span><text:span text:style-name="T226">That’s just what life requires from time to time I suppose.</text:span></text:p>
      <text:h text:style-name="P25" text:outline-level="3"><text:bookmark-start text:name="__RefHeading___Toc2896_3586674956"/><text:span text:style-name="T226">A</text:span><text:span text:style-name="T51">nxious To Live</text:span><text:bookmark-end text:name="__RefHeading___Toc2896_3586674956"/></text:h>
      <text:p text:style-name="P59"><text:span text:style-name="T51"><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7">What’s the use trying to figure everything out anyways.</text:span></text:p>
      <text:p text:style-name="P59"><text:span text:style-name="T227"><text:tab/></text:span><text:span text:style-name="T228">It feels like life is falling apart a lot of the time. </text:span><text:span text:style-name="T229">I don’t know how else to describe it. With the overwhelming thoughts constantly in my head that don’t want to go away, I’m kind of stuck where I am at the present moment in time. </text:span><text:span text:style-name="T230">Ah yes the present moment, what else would I be talking about. It is the present in which I live and exist. There is no other. </text:span><text:span text:style-name="T231">Today is the only day that will be today, tomorrow is a different day altogether.</text:span></text:p>
      <text:p text:style-name="P59"><text:span text:style-name="T231"><text:tab/></text:span><text:span text:style-name="T232">I doubt I’ll be able to clear everything up by tomorrow. </text:span><text:span text:style-name="T233">I don’t think life works out that way. Well it doesn’t work out that way for </text:span><text:span text:style-name="T27">me</text:span><text:span text:style-name="T233"> at least. </text:span><text:span text:style-name="T234">That’s just life I think. I’m not really sure how this life is supposed to work out, but I know it’s not always meant to be an easy ride. If life were an easy ride, things would just be well easy. </text:span><text:span text:style-name="T235">Simple right? Yeah that’s what I thought. </text:span><text:span text:style-name="T237">Those are</text:span><text:span text:style-name="T236"> the breaks I guess. </text:span><text:span text:style-name="T237">Nothing too exciting, at least I don’t think so.</text:span></text:p>
      <text:p text:style-name="P59"><text:span text:style-name="T237"><text:tab/></text:span><text:span text:style-name="T238">Having anxiety is not good, mix it with depression and you have a basket case on your hands. </text:span><text:span text:style-name="T239">The depression tells me nope don’t do it, you don’t care about anything. The anxiety fires back with well if you don’t do it you’ll be in trouble. Crazy times that is. A constant battle inside my brain. </text:span><text:span text:style-name="T240">It comes with the territory I suppose. Not a cheerful way to live most days. But I deal. I have to deal, there’s no other way to do it. </text:span><text:span text:style-name="T241">If you can find a way to deal without having to deal I would love to hear it. </text:span><text:span text:style-name="T242">For now I’ll just keep doing what I’ve been doing. Freaking out whenever things occur and trying to just deal with it. I’m not sure how to go about doing any of that though. This life can be messy at times. I wish I knew what was going on.</text:span></text:p>
      <text:h text:style-name="P25" text:outline-level="3"><text:bookmark-start text:name="__RefHeading___Toc2588_4246929340"/>Death, <text:span text:style-name="T392">A Certain End</text:span><text:bookmark-end text:name="__RefHeading___Toc2588_4246929340"/></text:h>
      <text:p text:style-name="P60"><text:span text:style-name="T51"><text:tab/></text:span><text:span text:style-name="T243">There is no exit out of this life except through death. That’s just how the ball tumbles down the hill it would seem. </text:span><text:span text:style-name="T244">Without death, everyone would just what live forever? No one would move onto the next portion of life? Yeah I don’t see that happening. </text:span><text:span text:style-name="T245">There’s an order to this life and it must be followed. </text:span><text:span text:style-name="T246">The rules don’t change or get tossed out the window because someone wishes it to happen. </text:span><text:span text:style-name="T247">Death will come for us all, that’s a plain and simple truth.</text:span></text:p>
      <text:p text:style-name="P60"><text:soft-page-break/><text:span text:style-name="T247"><text:tab/></text:span><text:span text:style-name="T248">Without death, the world would become overpopulated. Resources would be stretched thin and we wouldn’t survive. They say it’s all part of the circle of life. Yes </text:span><text:span text:style-name="T28">that</text:span><text:span text:style-name="T248"> </text:span><text:span text:style-name="T40">circle of life</text:span><text:span text:style-name="T248">.</text:span><text:span text:style-name="T248"><text:note text:id="ftn27" text:note-class="footnote"><text:note-citation>27</text:note-citation><text:note-body><text:p text:style-name="Footnote">“Circle of Life” is a song from Disney's 1994 animated feature film The Lion King. </text:p></text:note-body></text:note></text:span><text:span text:style-name="T248"> </text:span><text:span text:style-name="T249">You know the one I’m referring to. It’s quite a good song if you ask me, covers all the bases.</text:span></text:p>
      <text:p text:style-name="P60"><text:span text:style-name="T249"><text:tab/></text:span><text:span text:style-name="T250">They say everything has a </text:span><text:span text:style-name="T41">season</text:span><text:span text:style-name="T250">.</text:span><text:span text:style-name="T250"><text:note text:id="ftn28" text:note-class="footnote"><text:note-citation>28</text:note-citation><text:note-body><text:p text:style-name="Footnote">Ecclesiastes 3:1-8</text:p></text:note-body></text:note></text:span><text:span text:style-name="T250"> Well death is no exception. Found in Ecclesiastes:</text:span></text:p>
      <text:p text:style-name="P18"><text:bookmark text:name="en-KJV-17361"/>3.1 To every thing there is a season, and a time to every purpose under the heaven:</text:p>
      <text:p text:style-name="P18"><text:bookmark text:name="en-KJV-17362"/><text:span text:style-name="T393">3.</text:span>2 A time to be born, and a time to die; a time to plant, and a time to pluck up that which is planted;</text:p>
      <text:p text:style-name="P18"><text:bookmark text:name="en-KJV-17362 Copy 2"/><text:span text:style-name="T393">3.</text:span>3 A time to kill, and a time to heal; a time to break down, and a time to build up;</text:p>
      <text:p text:style-name="P18"><text:bookmark text:name="en-KJV-17364"/><text:bookmark text:name="en-KJV-17362 Copy 3"/><text:span text:style-name="T393">3.</text:span>4 A time to weep, and a time to laugh; a time to mourn, and a time to dance;</text:p>
      <text:p text:style-name="P18"><text:bookmark text:name="en-KJV-17365"/><text:bookmark text:name="en-KJV-17362 Copy 4"/><text:span text:style-name="T393">3.</text:span>5 A time to cast away stones, and a time to gather stones together; a time to embrace, and a time to refrain from embracing;</text:p>
      <text:p text:style-name="P18"><text:bookmark text:name="en-KJV-17366"/><text:bookmark text:name="en-KJV-17362 Copy 5"/><text:span text:style-name="T393">3.</text:span>6 A time to get, and a time to lose; a time to keep, and a time to cast away;</text:p>
      <text:p text:style-name="P18"><text:bookmark text:name="en-KJV-17367"/><text:bookmark text:name="en-KJV-17362 Copy 6"/><text:span text:style-name="T393">3.</text:span>7 A time to rend, and a time to sew; a time to keep silence, and a time to speak;</text:p>
      <text:p text:style-name="P18"><text:bookmark text:name="en-KJV-17368"/><text:bookmark text:name="en-KJV-17362 Copy 7"/><text:span text:style-name="T393">3.</text:span>8 A time to love, and a time to hate; a time of war, and a time of peace.</text:p>
      <text:p text:style-name="P32"><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60"><text:span text:style-name="T250"><text:tab/>I know I will be ready for death when it comes. There’s no other option but to be ready. Living a good life prepares you for death. There’s no other way around it. </text:span><text:span text:style-name="T251">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1">stand on that thought. </text:span><text:span text:style-name="T252">I think if I had my way, I would check out now. No better time than the present.</text:span></text:p>
      <text:p text:style-name="P60"><text:span text:style-name="T252"><text:tab/></text:span><text:span text:style-name="T253">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54">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54"> can’t be a good thing. </text:span><text:span text:style-name="T255">Hell there’s even a term for it! I did not know that until I googled it.</text:span></text:p>
      <text:p text:style-name="P60"><text:span text:style-name="T255"><text:tab/></text:span><text:span text:style-name="T256">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7">know for certain. </text:span><text:span text:style-name="T258">My rational mind can’t think beyond this life because </text:span><text:span text:style-name="T29">I</text:span><text:span text:style-name="T258"> haven’t experienced it yet. Until that time comes, I will forever be wondering about death and what comes after </text:span><text:span text:style-name="T259">this life.</text:span></text:p>
      <text:p text:style-name="P60"><text:span text:style-name="T259"><text:tab/></text:span><text:span text:style-name="T260">With our limited minds, we see a beginning, a middle, and an end to life. That’s all there is. There is no continuation after this life. Once it’s over it’s over. You have one chance to live and there’s nothing else that can be done about it. </text:span><text:span text:style-name="T261">I think coming to such a conclusion about life brings about a certain closure to it all. It feels right to me. There doesn’t appear to be any other way of going about it.</text:span></text:p>
      <text:h text:style-name="P23" text:outline-level="2"><text:bookmark-start text:name="__RefHeading___Toc3257_4246929340"/><text:span text:style-name="T261">H</text:span><text:span text:style-name="T51">ave We Not Heard The Chimes At Midnight</text:span><text:span text:style-name="T51"><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61"><text:span text:style-name="T51"><text:tab/></text:span><text:span text:style-name="T262">To reflect back on a past full of life is an amazing accomplishment. </text:span><text:span text:style-name="T263">I for one would like to say I’ve lived an okay life. Sure there have been mistakes, haven’t we all made mistakes from time to time. Perhaps the past isn’t something to look fondly back at.</text:span></text:p>
      <text:p text:style-name="P62"><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61"><text:span text:style-name="T264"><text:tab/>There were simpler times, sure, but those times didn’t last. They only grew to become difficult and with that difficulty comes more stress and worry than I have ever seen before in </text:span><text:soft-page-break/><text:span text:style-name="T264">life. </text:span><text:span text:style-name="T265">No matter the past you lived, the future still comes for you. There’s no excuse for anyone, you can’t live in the past. You can </text:span><text:span text:style-name="T30">remember</text:span><text:span text:style-name="T265"> it, you can </text:span><text:span text:style-name="T30">recall</text:span><text:span text:style-name="T265"> it, but you cannot </text:span><text:span text:style-name="T30">survive</text:span><text:span text:style-name="T265"> in it.</text:span></text:p>
      <text:p text:style-name="P61"><text:span text:style-name="T265"><text:tab/></text:span><text:span text:style-name="T266">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7">Again, that’s just how life is.</text:span></text:p>
      <text:p text:style-name="P61"><text:span text:style-name="T267"><text:tab/></text:span><text:span text:style-name="T268">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8"> and that’s all there is to it.</text:span></text:p>
      <text:p text:style-name="P61"><text:span text:style-name="T268"><text:tab/></text:span><text:span text:style-name="T269">We’re not meant to have all the answers in this life. There would be no mystery to any of it if we did. That’s what makes life enjoyable. The excitement of not knowing what’s coming or what’s around the next bend. That’s what makes life worth living. </text:span><text:span text:style-name="T270">We can see where we’ve been and where we are now, but the future remains something we do not know.</text:span></text:p>
      <text:h text:style-name="P25" text:outline-level="3"><text:bookmark-start text:name="__RefHeading___Toc3110_1071567929"/><text:span text:style-name="T270">I</text:span><text:span text:style-name="T51">t Would Have Been Nice</text:span><text:bookmark-end text:name="__RefHeading___Toc3110_1071567929"/></text:h>
      <text:p text:style-name="P33"><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63"><text:span text:style-name="T51"><text:tab/></text:span><text:span text:style-name="T271">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1">?</text:span><text:span text:style-name="T271"><text:note text:id="ftn33" text:note-class="footnote"><text:note-citation>33</text:note-citation><text:note-body><text:p text:style-name="Footnote"><text:span text:style-name="T477">F</text:span>eel sad, repentant, or disappointed over (something that has happened or been done, especially a loss or missed opportunity).</text:p></text:note-body></text:note></text:span><text:span text:style-name="T271"> Sure do. I think everyone has regrets from time to time. The key is not to dwell on them though.</text:span></text:p>
      <text:p text:style-name="P63"><text:span text:style-name="T271"><text:tab/></text:span><text:span text:style-name="T272">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2">.</text:span><text:span text:style-name="T272"><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2"> </text:span><text:span text:style-name="T273">I wish I could do something like that, just let it roll off and continue on like there was nothing wrong with life.</text:span></text:p>
      <text:h text:style-name="P25" text:outline-level="3"><text:bookmark-start text:name="__RefHeading___Toc3410_3232343310"/><text:soft-page-break/><text:span text:style-name="T273">F</text:span><text:span text:style-name="T51">orgiving Yourself</text:span><text:bookmark-end text:name="__RefHeading___Toc3410_3232343310"/></text:h>
      <text:p text:style-name="P44"><text:span text:style-name="T51"><text:tab/></text:span><text:span text:style-name="T277">There are times in this life where we have to learn to forgive ourselves. We might be able to forgive others but it’s important to forgive ourselves as well. We can’t keep forgiving others and be hard on ourselves. </text:span><text:span text:style-name="T278">It’s not fair to us.</text:span><text:span text:style-name="T277"> </text:span><text:span text:style-name="T279">So do yourself a </text:span><text:span text:style-name="T280">solid</text:span><text:span text:style-name="T279"> and forgive yourself for whatever it is that has you down or concerned. </text:span><text:span text:style-name="T274">You’ll be doing yourself a huge favor by doing that. You’ll thank yourself later too.</text:span></text:p>
      <text:h text:style-name="P25" text:outline-level="3"><text:bookmark-start text:name="__RefHeading___Toc3360_2079471277"/><text:span text:style-name="T274">C</text:span><text:span text:style-name="T51">ancer</text:span><text:bookmark-end text:name="__RefHeading___Toc3360_2079471277"/></text:h>
      <text:p text:style-name="P64"><text:span text:style-name="T51"><text:tab/>So, cancer sucks. Let’s start with that. </text:span><text:span text:style-name="T281">People I’ve known have had cancer and it’s been a battle. People I know are facing a cancer scare. I don’t know what to do about any of it. </text:span><text:span text:style-name="T282">It’s a scary thought, everything about cancer screams scary. </text:span><text:span text:style-name="T283">There has to be a way to get through these … emotions without fully crushing into the ground and crying my eyes out. </text:span><text:span text:style-name="T284">Being scared is a lot to go through. It’s a lot of emotions to feel all at once. Bam! Like a semi truck going down the road plows into you. Did you get the license plate number on it? I sure as hell didn’t.</text:span></text:p>
      <text:p text:style-name="P64"><text:span text:style-name="T284"><text:tab/></text:span><text:span text:style-name="T285">Cancer is a scary word. You hear it and it sends </text:span><text:span text:style-name="T46">chills down your spine</text:span><text:span text:style-name="T285">.</text:span><text:span text:style-name="T285"><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85"> Not the good kind either. </text:span><text:span text:style-name="T286">So that’s a thing, a most terrible thing to have to experience. </text:span><text:span text:style-name="T287">Living through the waiting to see if your loved one has cancer is like </text:span><text:span text:style-name="T47">waiting for the other shoe to drop</text:span><text:span text:style-name="T287">.</text:span><text:span text:style-name="T287"><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87"> You already had the first shoe drop just by the mention of the word, the second shoe is when it actually comes true, that it’s a thing. </text:span><text:span text:style-name="T288">You never want the second shoe to drop.</text:span></text:p>
      <text:h text:style-name="P25" text:outline-level="3"><text:bookmark-start text:name="__RefHeading___Toc3454_2412050655"/><text:span text:style-name="T288">S</text:span><text:span text:style-name="T51">eeking Therapy</text:span><text:bookmark-end text:name="__RefHeading___Toc3454_2412050655"/></text:h>
      <text:p text:style-name="P44"><text:span text:style-name="T51"><text:tab/></text:span><text:span text:style-name="T289">Therapy can be good for a number of reasons. Sometimes you just need someone to talk to who’s willing to listen. </text:span><text:span text:style-name="T290">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44"><text:span text:style-name="T290"><text:tab/></text:span><text:span text:style-name="T291">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2">Listen to me, I say fine again like everything just goes back to normal.</text:span></text:p>
      <text:p text:style-name="P44"><text:soft-page-break/><text:span text:style-name="T292"><text:tab/>In my life, nothing is considered </text:span><text:span text:style-name="T32">normal</text:span><text:span text:style-name="T292">. </text:span><text:span text:style-name="T293">To have a normal day would be a blessing. But my brain is too busy thinking of different ways I can die that normal isn’t in my vocabulary. That’s simply how it is. </text:span><text:span text:style-name="T294">It would be nice not to have these thoughts in my head but the voices don’t allow me such a luxury.</text:span></text:p>
      <text:p text:style-name="P44"><text:span text:style-name="T294"><text:tab/></text:span><text:span text:style-name="T295">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296">The devil inside me says no.</text:span></text:p>
      <text:h text:style-name="P25" text:outline-level="3"><text:bookmark-start text:name="__RefHeading___Toc3483_3441191396"/><text:span text:style-name="T296">W</text:span><text:span text:style-name="T51">anting To Die</text:span><text:bookmark-end text:name="__RefHeading___Toc3483_3441191396"/></text:h>
      <text:p text:style-name="P65"><text:span text:style-name="T51"><text:tab/>Let’s face it, death is inevitable. It will come. But the question is when will it come. Now that’s where the meat is. If I had the answers to that question, I might be convinced to extend my life out a bit longer than I plan to. </text:span><text:span text:style-name="T297">It feels like there’s no reason to live right now. It would be nice if I could find a reason to survive all of this nonsense. But I’m not sure I know how to do that. It is a mystery. </text:span><text:span text:style-name="T298">But it is my mystery to uncover and figure out, </text:span><text:span text:style-name="T299">no one else.</text:span></text:p>
      <text:p text:style-name="P65"><text:span text:style-name="T299"><text:tab/></text:span><text:span text:style-name="T300">Thinking about suicide can be a dangerous tricky road to go down. You don’t want to be constantly obsessing over thoughts like that. </text:span><text:span text:style-name="T301">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65"><text:span text:style-name="T301"><text:tab/></text:span><text:span text:style-name="T302">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03">I would consider it unnatural even.</text:span></text:p>
      <text:p text:style-name="P65"><text:span text:style-name="T303"><text:tab/></text:span><text:span text:style-name="T304">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05">Kind of gives you a glimpse into how my mind works at times I guess. Hope it’s not too scary for you to see what’s going on in there.</text:span></text:p>
      <text:p text:style-name="P65"><text:span text:style-name="T305"><text:tab/></text:span><text:span text:style-name="T306">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65"><text:soft-page-break/><text:span text:style-name="T306"><text:tab/></text:span><text:span text:style-name="T307">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25" text:outline-level="3"><text:bookmark-start text:name="__RefHeading___Toc3554_2654568362"/><text:span text:style-name="T307">S</text:span><text:span text:style-name="T51">o, What’s Next?</text:span><text:bookmark-end text:name="__RefHeading___Toc3554_2654568362"/></text:h>
      <text:p text:style-name="P66"><text:span text:style-name="T51"><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15"> </text:span><text:span text:style-name="T316">Okay so they aren’t a mythical horse, so sue me. But they are mentioned </text:span><text:span text:style-name="T317">and that is good enough for me.</text:span></text:p>
      <text:p text:style-name="P66"><text:span text:style-name="T317"><text:tab/></text:span><text:span text:style-name="T318">If there isn’t anything after this life, I’m gonna be rather upset. I’ve been banking on the fact that there’s something that comes after this life my entire existence. To have that stripped out from underneath me? That wouldn’t be cool.</text:span></text:p>
      <text:p text:style-name="P66"><text:span text:style-name="T318"><text:tab/></text:span><text:span text:style-name="T319">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20">Guessing hardly does anything for me these days. So I am back to square one when it comes to what comes after all of this.</text:span></text:p>
      <text:p text:style-name="P66"><text:span text:style-name="T320"><text:tab/></text:span><text:span text:style-name="T321">Being back at square one doesn’t feel like it’s that great of an opportunity to figure anything out. </text:span><text:span text:style-name="T322">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26" text:outline-level="3"><text:bookmark-start text:name="__RefHeading___Toc3684_2161481090"/><text:span text:style-name="T308">T</text:span><text:span text:style-name="T51">hings Don’t Matter</text:span><text:bookmark-end text:name="__RefHeading___Toc3684_2161481090"/></text:h>
      <text:p text:style-name="P67"><text:span text:style-name="T313"><text:tab/>A lot of things in this life don’t matter. There are so many things which we come across that we </text:span><text:span text:style-name="T50">think</text:span><text:span text:style-name="T313"> matter but in reality they don’t. </text:span><text:span text:style-name="T323">That’s just how this life rolls. </text:span><text:span text:style-name="T324">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67"><text:span text:style-name="T324"><text:tab/></text:span><text:span text:style-name="T325">If we allow life to take us where it wants to take us, we have the opportunity to find out exactly what we need from this life. </text:span><text:span text:style-name="T326">Sometimes it’s life that has the answers we need, not us. </text:span><text:span text:style-name="T327">We don’t have all the answers to life's problems </text:span><text:span text:style-name="T328">and those problems seem to mount higher </text:span><text:soft-page-break/><text:span text:style-name="T328">and higher the longer we’re alive. </text:span><text:span text:style-name="T329">If you aren’t able to find the good things in life to consider, maybe you’re looking down the wrong path.</text:span></text:p>
      <text:p text:style-name="P67"><text:span text:style-name="T329"><text:tab/></text:span><text:span text:style-name="T330">Sometimes the wrong path can lead you to the right path. All those wrong roads can lead you to a road that’s right and true. </text:span><text:span text:style-name="T331">It can be a crazy road to walk down but one road that is possible to survive. </text:span><text:span text:style-name="T332">Survival is an important aspect of life. </text:span><text:span text:style-name="T333">Without survival, we would be lost without a way to escape whatever it is that’s meant to happen. </text:span><text:span text:style-name="T334">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35">So perhaps this life matters after all. </text:span><text:span text:style-name="T336">That could mean something, what exactly? </text:span><text:span text:style-name="T49">I haven’t a clue.</text:span><text:span text:style-name="T49"><text:note text:id="ftn38" text:note-class="footnote"><text:note-citation>38</text:note-citation><text:note-body><text:p text:style-name="P13">Sometimes when you don’t have a clue, life can be complicated. So complicated that there’s nothing that can be done about it. That’s what this life does to you at times. You don’t know if you’re coming or going. <text:span text:style-name="T479">That really can be an annoyance to what this life becomes. But without it what can you do? We have to live and do something about it. There’s no other way around this life, we either live or we die. </text:span><text:span text:style-name="T480">That’s all there is to it.</text:span></text:p></text:note-body></text:note></text:span><text:span text:style-name="T336"> </text:span><text:span text:style-name="T337">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17" text:outline-level="1"><text:bookmark-start text:name="__RefHeading___Toc4134_4079008032"/><text:span text:style-name="T309">T</text:span><text:span text:style-name="T51">he End</text:span><text:bookmark-end text:name="__RefHeading___Toc4134_4079008032"/></text:h>
      <text:h text:style-name="P23" text:outline-level="2"><text:bookmark-start text:name="__RefHeading___Toc4166_4079008032"/>It Was Inevitable<text:bookmark-end text:name="__RefHeading___Toc4166_4079008032"/></text:h>
      <text:p text:style-name="P68"><text:span text:style-name="T313"><text:tab/></text:span><text:span text:style-name="T338">The end had to come eventually. I couldn’t just keep typing random thoughts forever. So, where do we go from here? </text:span><text:span text:style-name="T339">There are so many possibilities. This life is full of surprises. Might this just be another surprise that wasn’t announced? Surprises rarely are announced. That’s what makes them a surprise. </text:span><text:span text:style-name="T340">You know what else is a surprise? Nightmares.</text:span></text:p>
      <text:p text:style-name="P68"><text:span text:style-name="T340"><text:tab/></text:span><text:span text:style-name="T341">Nightmares are the things of legends. They come to you in your sleep and make it a living hell. There’s nothing worse than a nightmare when you don’t want it to occur. Okay I’m sure there are some things that are worse, but nightmares are pretty bad.</text:span></text:p>
      <text:p text:style-name="P68"><text:span text:style-name="T341"><text:tab/></text:span><text:span text:style-name="T342">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43">It would be nice if they stopped, but they don’t and I have to deal with it. </text:span><text:span text:style-name="T344">I suppose Waking Moments could be another term for it.</text:span></text:p>
      <text:h text:style-name="P23" text:outline-level="2"><text:bookmark-start text:name="__RefHeading___Toc3955_1452520708"/><text:soft-page-break/><text:span text:style-name="T275">I</text:span><text:span text:style-name="T51">t Was Always Meant To Happen</text:span><text:bookmark-end text:name="__RefHeading___Toc3955_1452520708"/></text:h>
      <text:p text:style-name="P69"><text:span text:style-name="T313"><text:tab/></text:span><text:span text:style-name="T345">Do you believe in fate? I think there’s a thing called fate. That something was meant to happen, that it was always meant to happen, it will always mean to happen. </text:span><text:span text:style-name="T346">No matter how many times you try to change things, they will not change. That’s the stakes of the game at the end of the day. You can’t change what’s coming, you can only prepare for what’s up next.</text:span></text:p>
      <text:p text:style-name="P69"><text:span text:style-name="T346"><text:tab/></text:span><text:span text:style-name="T347">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69"><text:span text:style-name="T347"><text:tab/></text:span><text:span text:style-name="T348">Where does the power of choice go then? I can hear you asking the question already. </text:span><text:span text:style-name="T349">Well, to be honest I don’t know if we really have the power to choose what we want to do in this life. I’m starting to wonder it myself if we have that ability or not. </text:span><text:span text:style-name="T350">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14">That’s just how things are. I doubt anyone can change my mind.</text:span></text:p>
      <text:h text:style-name="P24" text:outline-level="2"><text:bookmark-start text:name="__RefHeading___Toc4078_1452520708"/><text:span text:style-name="T276">D</text:span><text:span text:style-name="T51">on’t Go Prying</text:span><text:bookmark-end text:name="__RefHeading___Toc4078_1452520708"/></text:h>
      <text:p text:style-name="P70"><text:span text:style-name="T313"><text:tab/></text:span><text:span text:style-name="T351">There are some things that are better left alone. They don’t need us trying to figure them out. If we leave them alone, the natural course of events will take place and everything will happen the way it’s meant to happen. No questions ask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7</text:page-number><text:s/>of <text:page-count>28</text:page-count>) <text:date style:data-style-name="N37" text:date-value="2026-03-11T21:29:13.456803783">03/11/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1T21:29:13.359738261</dc:date>
    <meta:editing-duration>P1DT19H38M33S</meta:editing-duration>
    <meta:editing-cycles>426</meta:editing-cycles>
    <meta:generator>LibreOffice/24.2.7.2$Linux_X86_64 LibreOffice_project/420$Build-2</meta:generator>
    <meta:print-date>2023-11-18T19:55:35.459000000</meta:print-date>
    <meta:printed-by>PDF files</meta:printed-by>
    <meta:document-statistic meta:table-count="0" meta:image-count="0" meta:object-count="0" meta:page-count="28" meta:paragraph-count="288" meta:word-count="13906" meta:character-count="73269" meta:non-whitespace-character-count="59507"/>
  </office:meta>
</office:document-meta>
</file>